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 Unicode MS" svg:font-family="'Arial Unicode MS'"/>
    <style:font-face style:name="Calibri" svg:font-family="Calibri"/>
    <style:font-face style:name="Calibri Light" svg:font-family="'Calibri Light'"/>
    <style:font-face style:name="Courier New" svg:font-family="'Courier New'"/>
    <style:font-face style:name="Droid Sans Devanagari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PT Serif" svg:font-family="'PT Serif', serif"/>
    <style:font-face style:name="Scada" svg:font-family="Scada, arial, sans-serif"/>
    <style:font-face style:name="Source Han Sans CN" svg:font-family="'Source Han Sans CN'" style:font-family-generic="system" style:font-pitch="variable"/>
    <style:font-face style:name="Symbol" svg:font-family="Symbol"/>
    <style:font-face style:name="Times New Roman" svg:font-family="'Times New Roman'"/>
    <style:font-face style:name="Times New Roman1" svg:font-family="'Times New Roman'" style:font-family-generic="roman"/>
    <style:font-face style:name="Wingdings" svg:font-family="Wingdings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paragraph-rsid="0018fa13"/>
    </style:style>
    <style:style style:name="P3" style:family="paragraph" style:parent-style-name="Standard">
      <style:text-properties style:font-name="Times New Roman1" fo:font-size="14pt" style:font-size-asian="14pt" style:font-size-complex="14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1" fo:font-size="14pt" style:font-size-asian="14pt" style:font-name-complex="Times New Roman" style:font-size-complex="14pt"/>
    </style:style>
    <style:style style:name="P5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font-name="Times New Roman1" fo:font-size="14pt" style:font-size-asian="14pt" style:font-name-complex="Times New Roman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1" fo:font-size="14pt" style:font-name-asian="Calibri" style:font-size-asian="14pt" style:font-name-complex="Times New Roman" style:font-size-complex="14pt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1" fo:font-size="14pt" officeooo:paragraph-rsid="0019cb68" style:font-name-asian="Calibri" style:font-size-asian="14pt" style:font-name-complex="Times New Roman" style:font-size-complex="14pt"/>
    </style:style>
    <style:style style:name="P8" style:family="paragraph" style:parent-style-name="Standard">
      <style:paragraph-properties fo:line-height="150%"/>
      <style:text-properties style:font-name="Times New Roman1" fo:font-size="14pt" style:font-name-asian="Calibri" style:font-size-asian="14pt" style:font-name-complex="Times New Roman" style:font-size-complex="14pt"/>
    </style:style>
    <style:style style:name="P9" style:family="paragraph" style:parent-style-name="Standard">
      <style:text-properties style:font-name="Times New Roman1" fo:font-size="14pt" style:font-name-asian="Calibri" style:font-size-asian="14pt" style:font-name-complex="Times New Roman" style:font-size-complex="14pt"/>
    </style:style>
    <style:style style:name="P10" style:family="paragraph" style:parent-style-name="Standard">
      <style:text-properties style:font-name="Times New Roman1" fo:font-size="14pt" fo:font-weight="bold" style:font-name-asian="Calibri" style:font-size-asian="14pt" style:font-name-complex="Times New Roman" style:font-size-complex="14pt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1" fo:font-size="14pt" fo:font-weight="bold" officeooo:paragraph-rsid="0019cb68" style:font-name-asian="Calibri" style:font-size-asian="14pt" style:font-name-complex="Times New Roman" style:font-size-complex="14pt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1" fo:font-size="14pt" fo:font-weight="bold" style:font-name-asian="Calibri" style:font-size-asian="14pt" style:font-name-complex="Times New Roman" style:font-size-complex="14pt"/>
    </style:style>
    <style:style style:name="P13" style:family="paragraph" style:parent-style-name="Standard">
      <style:text-properties style:font-name="Times New Roman1" fo:font-size="14pt" fo:font-style="italic" style:font-name-asian="Calibri" style:font-size-asian="14pt" style:font-name-complex="Times New Roman" style:font-size-complex="14pt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1" fo:font-size="14pt" fo:font-style="italic" style:font-name-asian="Calibri" style:font-size-asian="14pt" style:font-name-complex="Times New Roman" style:font-size-complex="14pt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mes New Roman1" fo:font-size="14pt" fo:font-style="italic" officeooo:paragraph-rsid="0019cb68" style:font-name-asian="Calibri" style:font-size-asian="14pt" style:font-name-complex="Times New Roman" style:font-size-complex="14pt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Times New Roman1" fo:font-size="14pt" fo:font-style="italic" officeooo:paragraph-rsid="0018fa13" style:font-name-asian="Calibri" style:font-size-asian="14pt" style:font-name-complex="Times New Roman" style:font-size-complex="14pt"/>
    </style:style>
    <style:style style:name="P17" style:family="paragraph" style:parent-style-name="Standard">
      <style:text-properties style:font-name="Times New Roman1" fo:font-size="14pt" fo:font-style="italic" fo:background-color="transparent" style:font-name-asian="Calibri" style:font-size-asian="14pt" style:font-name-complex="Times New Roman" style:font-size-complex="14pt"/>
    </style:style>
    <style:style style:name="P18" style:family="paragraph" style:parent-style-name="Standard">
      <style:paragraph-properties fo:margin-left="0in" fo:margin-right="0in" fo:margin-top="0in" fo:margin-bottom="0.139in" style:contextual-spacing="false" fo:line-height="150%" fo:text-align="center" style:justify-single-word="false" fo:text-indent="0.2626in" style:auto-text-indent="false">
        <style:tab-stops>
          <style:tab-stop style:position="4.8228in"/>
          <style:tab-stop style:position="4.9173in"/>
          <style:tab-stop style:position="5.4098in"/>
          <style:tab-stop style:position="5.9016in"/>
          <style:tab-stop style:position="6.3937in"/>
        </style:tab-stops>
      </style:paragraph-properties>
      <style:text-properties fo:color="#000000" loext:opacity="100%" style:font-name="Times New Roman1" fo:font-size="14pt" style:font-name-asian="Times New Roman" style:font-size-asian="14pt" style:font-name-complex="Times New Roman" style:font-size-complex="14pt"/>
    </style:style>
    <style:style style:name="P19" style:family="paragraph" style:parent-style-name="Standard">
      <style:paragraph-properties fo:margin-left="0in" fo:margin-right="0in" fo:margin-top="0in" fo:margin-bottom="0.139in" style:contextual-spacing="false" fo:line-height="150%" fo:text-align="center" style:justify-single-word="false" fo:text-indent="0.2626in" style:auto-text-indent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73in"/>
          <style:tab-stop style:position="5.4098in"/>
          <style:tab-stop style:position="5.9016in"/>
          <style:tab-stop style:position="6.3937in"/>
        </style:tab-stops>
      </style:paragraph-properties>
      <style:text-properties fo:color="#000000" loext:opacity="100%" style:font-name="Times New Roman1" fo:font-size="14pt" style:font-name-asian="Times New Roman" style:font-size-asian="14pt" style:font-name-complex="Times New Roman" style:font-size-complex="14pt"/>
    </style:style>
    <style:style style:name="P20" style:family="paragraph" style:parent-style-name="Standard">
      <style:paragraph-properties fo:margin-left="0in" fo:margin-right="0in" fo:margin-top="0in" fo:margin-bottom="0.139in" style:contextual-spacing="false" fo:line-height="100%" fo:text-align="end" style:justify-single-word="false" fo:text-indent="0.2626in" style:auto-text-indent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73in"/>
          <style:tab-stop style:position="5.4098in"/>
          <style:tab-stop style:position="5.9016in"/>
          <style:tab-stop style:position="6.3937in"/>
        </style:tab-stops>
      </style:paragraph-properties>
      <style:text-properties fo:color="#000000" loext:opacity="100%" style:font-name="Times New Roman1" fo:font-size="14pt" style:font-name-asian="Times New Roman" style:font-size-asian="14pt" style:font-name-complex="Times New Roman" style:font-size-complex="14pt"/>
    </style:style>
    <style:style style:name="P21" style:family="paragraph" style:parent-style-name="Standard">
      <style:paragraph-properties fo:margin-left="0in" fo:margin-right="0in" fo:margin-top="0in" fo:margin-bottom="0.139in" style:contextual-spacing="false" fo:line-height="100%" fo:text-align="center" style:justify-single-word="false" fo:text-indent="0.2626in" style:auto-text-indent="false">
        <style:tab-stops>
          <style:tab-stop style:position="4.8228in"/>
          <style:tab-stop style:position="4.9173in"/>
          <style:tab-stop style:position="5.4098in"/>
          <style:tab-stop style:position="5.9016in"/>
          <style:tab-stop style:position="6.3937in"/>
        </style:tab-stops>
      </style:paragraph-properties>
      <style:text-properties fo:color="#000000" loext:opacity="100%" style:font-name="Times New Roman1" fo:font-size="14pt" style:font-name-asian="Arial Unicode MS" style:font-size-asian="14pt" style:font-name-complex="Arial Unicode MS" style:font-size-complex="14pt"/>
    </style:style>
    <style:style style:name="P22" style:family="paragraph" style:parent-style-name="Standard">
      <style:paragraph-properties fo:margin-left="0in" fo:margin-right="0in" fo:margin-top="0in" fo:margin-bottom="0.139in" style:contextual-spacing="false" fo:line-height="100%" fo:text-align="end" style:justify-single-word="false" fo:text-indent="0.2626in" style:auto-text-indent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73in"/>
          <style:tab-stop style:position="5.4098in"/>
          <style:tab-stop style:position="5.9016in"/>
          <style:tab-stop style:position="6.3937in"/>
        </style:tab-stops>
      </style:paragraph-properties>
      <style:text-properties fo:color="#000000" loext:opacity="100%" style:font-name="Times New Roman1" fo:font-size="14pt" style:font-name-asian="Arial Unicode MS" style:font-size-asian="14pt" style:font-name-complex="Arial Unicode MS" style:font-size-complex="14pt"/>
    </style:style>
    <style:style style:name="P23" style:family="paragraph" style:parent-style-name="Standard">
      <style:paragraph-properties fo:margin-left="0in" fo:margin-right="0in" fo:margin-top="0in" fo:margin-bottom="0.139in" style:contextual-spacing="false" fo:line-height="115%" fo:text-align="center" style:justify-single-word="false" fo:text-indent="0.2626in" style:auto-text-indent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73in"/>
          <style:tab-stop style:position="5.4098in"/>
          <style:tab-stop style:position="5.9016in"/>
          <style:tab-stop style:position="6.3937in"/>
        </style:tab-stops>
      </style:paragraph-properties>
      <style:text-properties fo:color="#000000" loext:opacity="100%" style:font-name="Times New Roman1" fo:font-size="14pt" style:font-name-asian="Arial Unicode MS" style:font-size-asian="14pt" style:font-name-complex="Arial Unicode MS" style:font-size-complex="14pt"/>
    </style:style>
    <style:style style:name="P24" style:family="paragraph" style:parent-style-name="Standard">
      <style:paragraph-properties fo:margin-top="0in" fo:margin-bottom="0.139in" style:contextual-spacing="false" fo:line-height="150%" fo:text-align="center" style:justify-single-word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73in"/>
          <style:tab-stop style:position="5.4098in"/>
          <style:tab-stop style:position="5.9016in"/>
          <style:tab-stop style:position="6.3937in"/>
        </style:tab-stops>
      </style:paragraph-properties>
      <style:text-properties fo:color="#000000" loext:opacity="100%" style:font-name="Times New Roman1" fo:font-size="14pt" officeooo:paragraph-rsid="0019d335" style:font-name-asian="Arial Unicode MS" style:font-size-asian="14pt" style:font-name-complex="Arial Unicode MS" style:font-size-complex="14pt"/>
    </style:style>
    <style:style style:name="P25" style:family="paragraph" style:parent-style-name="Standard">
      <style:paragraph-properties fo:margin-left="0in" fo:margin-right="0.5898in" fo:margin-top="0in" fo:margin-bottom="0.139in" style:contextual-spacing="false" fo:line-height="100%" fo:text-align="center" style:justify-single-word="false" fo:text-indent="0.2626in" style:auto-text-indent="false">
        <style:tab-stops>
          <style:tab-stop style:position="4.8228in"/>
          <style:tab-stop style:position="4.9173in"/>
          <style:tab-stop style:position="5.4098in"/>
          <style:tab-stop style:position="5.9016in"/>
          <style:tab-stop style:position="6.3937in"/>
        </style:tab-stops>
      </style:paragraph-properties>
      <style:text-properties fo:color="#000000" loext:opacity="100%" style:font-name="Times New Roman1" fo:font-size="14pt" fo:font-weight="bold" style:font-name-asian="Arial Unicode MS" style:font-size-asian="14pt" style:font-name-complex="Arial Unicode MS" style:font-size-complex="14pt"/>
    </style:style>
    <style:style style:name="P26" style:family="paragraph" style:parent-style-name="Standard">
      <style:paragraph-properties fo:margin-left="0in" fo:margin-right="0in" fo:margin-top="0in" fo:margin-bottom="0.139in" style:contextual-spacing="false" fo:line-height="150%" fo:text-align="center" style:justify-single-word="false" fo:text-indent="0.2626in" style:auto-text-indent="false">
        <style:tab-stops>
          <style:tab-stop style:position="4.8228in"/>
          <style:tab-stop style:position="4.9173in"/>
          <style:tab-stop style:position="5.4098in"/>
          <style:tab-stop style:position="5.9016in"/>
          <style:tab-stop style:position="6.3937in"/>
        </style:tab-stops>
      </style:paragraph-properties>
      <style:text-properties fo:color="#000000" loext:opacity="100%" style:font-name="Times New Roman1" fo:font-size="14pt" fo:font-weight="bold" style:font-name-asian="Arial Unicode MS" style:font-size-asian="14pt" style:font-name-complex="Arial Unicode MS" style:font-size-complex="14pt"/>
    </style:style>
    <style:style style:name="P27" style:family="paragraph" style:parent-style-name="Standard">
      <style:paragraph-properties fo:margin-left="0in" fo:margin-right="0in" fo:margin-top="0in" fo:margin-bottom="0.139in" style:contextual-spacing="false" fo:line-height="100%" fo:text-align="end" style:justify-single-word="false" fo:text-indent="0.2626in" style:auto-text-indent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73in"/>
          <style:tab-stop style:position="5.4098in"/>
          <style:tab-stop style:position="5.9016in"/>
          <style:tab-stop style:position="6.3937in"/>
        </style:tab-stops>
      </style:paragraph-properties>
      <style:text-properties fo:color="#000000" loext:opacity="100%" style:font-name="Times New Roman1" fo:font-size="14pt" fo:font-weight="bold" style:font-name-asian="Times New Roman" style:font-size-asian="14pt" style:font-name-complex="Times New Roman" style:font-size-complex="14pt"/>
    </style:style>
    <style:style style:name="P28" style:family="paragraph" style:parent-style-name="Standard">
      <style:paragraph-properties fo:line-height="150%" fo:text-align="justify" style:justify-single-word="false"/>
      <style:text-properties fo:font-variant="normal" fo:text-transform="none" fo:color="#1a202c" loext:opacity="100%" style:font-name="Times New Roman1" fo:font-size="14pt" fo:letter-spacing="normal" fo:font-style="normal" fo:font-weight="normal" officeooo:paragraph-rsid="0018fa13" style:font-name-asian="Calibri" style:font-size-asian="14pt" style:font-name-complex="Times New Roman" style:font-size-complex="14pt"/>
    </style:style>
    <style:style style:name="P29" style:family="paragraph" style:parent-style-name="Standard">
      <style:paragraph-properties fo:line-height="150%" fo:text-align="justify" style:justify-single-word="false"/>
      <style:text-properties fo:font-variant="normal" fo:text-transform="none" fo:color="#1a202c" loext:opacity="100%" style:font-name="Times New Roman1" fo:font-size="14pt" fo:letter-spacing="normal" fo:font-style="normal" fo:font-weight="normal" officeooo:rsid="0019cb68" officeooo:paragraph-rsid="0019cb68" style:font-name-asian="Calibri" style:font-size-asian="14pt" style:font-weight-asian="normal" style:font-name-complex="Times New Roman" style:font-size-complex="14pt" style:font-weight-complex="normal"/>
    </style:style>
    <style:style style:name="P30" style:family="paragraph" style:parent-style-name="Standard">
      <style:paragraph-properties fo:line-height="150%" fo:text-align="justify" style:justify-single-word="false"/>
      <style:text-properties fo:font-variant="normal" fo:text-transform="none" fo:color="#1a202c" loext:opacity="100%" style:font-name="Times New Roman1" fo:font-size="14pt" fo:letter-spacing="normal" fo:font-style="normal" fo:font-weight="normal" officeooo:rsid="0019cb68" officeooo:paragraph-rsid="0019d335" style:font-name-asian="Calibri" style:font-size-asian="14pt" style:font-weight-asian="normal" style:font-name-complex="Times New Roman" style:font-size-complex="14pt" style:font-weight-complex="normal"/>
    </style:style>
    <style:style style:name="P31" style:family="paragraph" style:parent-style-name="Standard">
      <style:paragraph-properties fo:line-height="150%" fo:text-align="justify" style:justify-single-word="false"/>
      <style:text-properties fo:font-variant="normal" fo:text-transform="none" fo:color="#1a202c" loext:opacity="100%" style:font-name="Times New Roman1" fo:font-size="14pt" fo:letter-spacing="normal" fo:font-style="normal" fo:font-weight="bold" officeooo:paragraph-rsid="0018fa13" style:font-name-asian="Calibri" style:font-size-asian="14pt" style:font-weight-asian="bold" style:font-name-complex="Times New Roman" style:font-size-complex="14pt" style:font-weight-complex="bold"/>
    </style:style>
    <style:style style:name="P32" style:family="paragraph" style:parent-style-name="Standard">
      <style:paragraph-properties fo:line-height="150%" fo:text-align="justify" style:justify-single-word="false"/>
      <style:text-properties fo:font-variant="normal" fo:text-transform="none" fo:color="#1a202c" loext:opacity="100%" style:font-name="Times New Roman1" fo:font-size="14pt" fo:letter-spacing="normal" fo:font-style="normal" fo:font-weight="bold" officeooo:rsid="0019d335" officeooo:paragraph-rsid="0019d335" style:font-name-asian="Calibri" style:font-size-asian="14pt" style:font-weight-asian="bold" style:font-name-complex="Times New Roman" style:font-size-complex="14pt" style:font-weight-complex="bold"/>
    </style:style>
    <style:style style:name="P33" style:family="paragraph" style:parent-style-name="Heading_20_3">
      <style:paragraph-properties fo:break-before="page"/>
    </style:style>
    <style:style style:name="P34" style:family="paragraph" style:parent-style-name="List_20_Paragraph" style:list-style-name="WWNum22">
      <style:paragraph-properties fo:line-height="150%" fo:text-align="justify" style:justify-single-word="false"/>
      <style:text-properties style:font-name="Times New Roman1" fo:font-size="14pt" style:font-name-asian="Calibri" style:font-size-asian="14pt" style:font-name-complex="Times New Roman" style:font-size-complex="14pt"/>
    </style:style>
    <style:style style:name="P35" style:family="paragraph" style:parent-style-name="List_20_Paragraph" style:list-style-name="WWNum23">
      <style:paragraph-properties fo:line-height="150%" fo:text-align="justify" style:justify-single-word="false"/>
      <style:text-properties style:font-name="Times New Roman1" fo:font-size="14pt" style:font-name-asian="Calibri" style:font-size-asian="14pt" style:font-name-complex="Times New Roman" style:font-size-complex="14pt"/>
    </style:style>
    <style:style style:name="P36" style:family="paragraph" style:parent-style-name="Standard" style:master-page-name="MasterPage2">
      <style:paragraph-properties fo:margin-left="0in" fo:margin-right="0in" fo:margin-top="0in" fo:margin-bottom="0.139in" style:contextual-spacing="false" fo:line-height="150%" fo:text-align="center" style:justify-single-word="false" fo:text-indent="0.2626in" style:auto-text-indent="false" style:page-number="auto">
        <style:tab-stops>
          <style:tab-stop style:position="4.8228in"/>
          <style:tab-stop style:position="4.9173in"/>
          <style:tab-stop style:position="5.4098in"/>
          <style:tab-stop style:position="5.9016in"/>
          <style:tab-stop style:position="6.3937in"/>
        </style:tab-stops>
      </style:paragraph-properties>
      <style:text-properties fo:color="#000000" loext:opacity="100%" style:font-name="Times New Roman1" fo:font-size="14pt" style:font-name-asian="Times New Roman" style:font-size-asian="14pt" style:font-name-complex="Times New Roman" style:font-size-complex="14pt"/>
    </style:style>
    <style:style style:name="P37" style:family="paragraph" style:parent-style-name="Standard">
      <style:paragraph-properties fo:line-height="150%" fo:text-align="justify" style:justify-single-word="false"/>
      <style:text-properties fo:font-variant="normal" fo:text-transform="none" fo:color="#1a202c" loext:opacity="100%" style:font-name="Times New Roman1" fo:font-size="14pt" fo:letter-spacing="normal" fo:font-style="normal" fo:font-weight="bold" officeooo:rsid="0019d335" officeooo:paragraph-rsid="0019d335" style:font-name-asian="Calibri" style:font-size-asian="14pt" style:font-weight-asian="bold" style:font-name-complex="Times New Roman" style:font-size-complex="14pt" style:font-weight-complex="bold"/>
    </style:style>
    <style:style style:name="P38" style:family="paragraph" style:parent-style-name="Standard">
      <style:paragraph-properties fo:line-height="150%" fo:text-align="justify" style:justify-single-word="false"/>
      <style:text-properties fo:font-variant="normal" fo:text-transform="none" fo:color="#333333" loext:opacity="100%" style:font-name="Scada" fo:font-size="13.5pt" fo:letter-spacing="normal" fo:font-style="normal" fo:font-weight="normal" officeooo:paragraph-rsid="0020d76c"/>
    </style:style>
    <style:style style:name="P39" style:family="paragraph" style:parent-style-name="Standard">
      <style:paragraph-properties fo:line-height="150%" fo:text-align="justify" style:justify-single-word="false"/>
      <style:text-properties fo:font-variant="normal" fo:text-transform="none" fo:color="#333333" loext:opacity="100%" style:font-name="Scada" fo:font-size="14pt" fo:letter-spacing="normal" fo:font-style="normal" fo:font-weight="normal" officeooo:rsid="0019d335" officeooo:paragraph-rsid="0019d335" style:font-name-asian="Calibri" style:font-size-asian="14pt" style:font-weight-asian="bold" style:font-name-complex="Times New Roman" style:font-size-complex="14pt" style:font-weight-complex="bold"/>
    </style:style>
    <style:style style:name="P40" style:family="paragraph" style:parent-style-name="Standard">
      <style:paragraph-properties fo:margin-top="0in" fo:margin-bottom="0.139in" style:contextual-spacing="false" fo:line-height="150%" fo:text-align="center" style:justify-single-word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73in"/>
          <style:tab-stop style:position="5.4098in"/>
          <style:tab-stop style:position="5.9016in"/>
          <style:tab-stop style:position="6.3937in"/>
        </style:tab-stops>
      </style:paragraph-properties>
      <style:text-properties officeooo:paragraph-rsid="00231ddf"/>
    </style:style>
    <style:style style:name="P41" style:family="paragraph" style:parent-style-name="Standard">
      <style:paragraph-properties fo:margin-top="0in" fo:margin-bottom="0.139in" style:contextual-spacing="false" fo:line-height="150%" fo:text-align="start" style:justify-single-word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73in"/>
          <style:tab-stop style:position="5.4098in"/>
          <style:tab-stop style:position="5.9016in"/>
          <style:tab-stop style:position="6.3937in"/>
        </style:tab-stops>
      </style:paragraph-properties>
      <style:text-properties officeooo:paragraph-rsid="00231ddf"/>
    </style:style>
    <style:style style:name="T71" style:family="text">
      <style:text-properties fo:color="#000000" loext:opacity="100%" style:font-name="Times New Roman" fo:font-size="14pt" style:font-name-asian="Arial Unicode MS" style:font-name-complex="Arial Unicode MS"/>
    </style:style>
    <style:style style:name="T72" style:family="text">
      <style:text-properties fo:color="#000000" loext:opacity="100%" style:font-name="Times New Roman" fo:font-size="14pt" style:font-name-asian="Times New Roman" style:font-name-complex="Times New Roman"/>
    </style:style>
    <style:style style:name="T73" style:family="text">
      <style:text-properties fo:color="#000000" loext:opacity="100%" style:font-name="Times New Roman" fo:font-size="14pt" fo:font-weight="bold" style:font-name-asian="Arial Unicode MS" style:font-name-complex="Arial Unicode MS"/>
    </style:style>
    <style:style style:name="T74" style:family="text">
      <style:text-properties fo:color="#000000" loext:opacity="100%" style:font-name="Times New Roman" fo:font-size="14pt" fo:font-weight="bold" style:font-name-asian="Times New Roman" style:font-name-complex="Times New Roman"/>
    </style:style>
    <style:style style:name="T75" style:family="text">
      <style:text-properties fo:color="#000000" loext:opacity="100%" style:font-name="Times New Roman" fo:font-size="12pt" fo:font-weight="bold" style:font-name-asian="Arial Unicode MS" style:font-name-complex="Arial Unicode MS"/>
    </style:style>
    <style:style style:name="T76" style:family="text">
      <style:text-properties fo:color="#000000" loext:opacity="100%" style:font-name="Times New Roman" fo:font-size="12pt" style:font-name-asian="Arial Unicode MS" style:font-name-complex="Arial Unicode MS"/>
    </style:style>
    <style:style style:name="T77" style:family="text">
      <style:text-properties fo:color="#000000" loext:opacity="100%" style:font-name="Times New Roman" fo:font-size="12pt" style:font-name-asian="Times New Roman" style:font-name-complex="Times New Roman"/>
    </style:style>
    <style:style style:name="T78" style:family="text">
      <style:text-properties fo:color="#000000" loext:opacity="100%" style:font-name="Times New Roman1" fo:font-size="14pt" style:font-name-asian="Arial Unicode MS" style:font-size-asian="14pt" style:font-name-complex="Arial Unicode MS" style:font-size-complex="14pt"/>
    </style:style>
    <style:style style:name="T79" style:family="text">
      <style:text-properties fo:color="#000000" loext:opacity="100%" style:font-name="Times New Roman1" fo:font-size="14pt" officeooo:rsid="00231ddf" style:font-name-asian="Arial Unicode MS" style:font-size-asian="14pt" style:font-name-complex="Arial Unicode MS" style:font-size-complex="14pt"/>
    </style:style>
    <style:style style:name="T80" style:family="text">
      <style:text-properties fo:color="#000000" loext:opacity="100%" style:font-name="Times New Roman1" fo:font-size="14pt" fo:font-weight="bold" style:font-name-asian="Arial Unicode MS" style:font-size-asian="14pt" style:font-name-complex="Arial Unicode MS" style:font-size-complex="14pt"/>
    </style:style>
    <style:style style:name="T81" style:family="text">
      <style:text-properties style:font-name="Times New Roman" fo:font-size="14pt" fo:font-weight="bold" style:font-name-asian="Calibri" style:font-name-complex="Times New Roman"/>
    </style:style>
    <style:style style:name="T82" style:family="text">
      <style:text-properties style:font-name="Times New Roman" fo:font-size="14pt" style:font-name-complex="Times New Roman"/>
    </style:style>
    <style:style style:name="T83" style:family="text">
      <style:text-properties style:font-name="Times New Roman" fo:font-size="14pt" fo:font-style="italic" style:font-name-asian="Calibri" style:font-name-complex="Times New Roman"/>
    </style:style>
    <style:style style:name="T84" style:family="text">
      <style:text-properties style:font-name="Times New Roman" fo:font-size="14pt" style:font-name-asian="Calibri" style:font-name-complex="Times New Roman"/>
    </style:style>
    <style:style style:name="T85" style:family="text">
      <style:text-properties officeooo:rsid="0018fa13"/>
    </style:style>
    <style:style style:name="T86" style:family="text">
      <style:text-properties officeooo:rsid="0019cb68"/>
    </style:style>
    <style:style style:name="T87" style:family="text">
      <style:text-properties style:font-name-asian="Arial Unicode MS" style:font-name-complex="Arial Unicode MS"/>
    </style:style>
    <style:style style:name="T88" style:family="text">
      <style:text-properties fo:font-weight="bold" officeooo:rsid="0019d335" style:font-weight-asian="bold" style:font-weight-complex="bold"/>
    </style:style>
    <style:style style:name="T89" style:family="text">
      <style:text-properties style:font-name-asian="Calibri" style:font-name-complex="Times New Roman"/>
    </style:style>
    <style:style style:name="T90" style:family="text">
      <style:text-properties officeooo:rsid="0019d335" style:font-name-asian="Calibri" style:font-size-asian="14pt" style:font-weight-asian="bold" style:font-name-complex="Times New Roman" style:font-size-complex="14pt" style:font-weight-complex="bold"/>
    </style:style>
    <style:style style:name="T91" style:family="text">
      <style:text-properties fo:font-style="italic"/>
    </style:style>
    <style:style style:name="T92" style:family="text">
      <style:text-properties officeooo:rsid="0019d335"/>
    </style:style>
    <style:style style:name="T93" style:family="text">
      <style:text-properties style:font-name="Times New Roman1" fo:font-size="14pt" fo:font-weight="bold" style:font-size-asian="14pt" style:font-size-complex="14pt"/>
    </style:style>
    <style:style style:name="T94" style:family="text">
      <style:text-properties style:font-name="Times New Roman1" fo:font-size="14pt" fo:font-weight="bold" officeooo:rsid="0018fa13" style:font-size-asian="14pt" style:font-size-complex="14pt"/>
    </style:style>
    <style:style style:name="T95" style:family="text">
      <style:text-properties officeooo:rsid="0020d7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span text:style-name="T87">МИНИСТЕРСТВО ОБРАЗОВАНИЯ И НАУКИ РФ</text:span><text:span text:style-name="T72"/></text:p>
      <text:p text:style-name="P21">ФЕДЕРАЛЬНОЕ ГОСУДАРСТВЕННОЕ АВТОНОМНОЕ ОБРАЗОВАТЕЛЬНОЕ УЧРЕЖДЕНИЕ ВЫСШЕГО ОБРАЗОВАНИЯ<text:span text:style-name="T71"/></text:p>
      <text:p text:style-name="P25">«НАЦИОНАЛЬНЫЙ ИССЛЕДОВАТЕЛЬСКИЙ УНИВЕРСИТЕТ ИТМО»<text:span text:style-name="T73"/></text:p>
      <text:p text:style-name="P25"/>
      <text:p text:style-name="P26">Мегафакультет Компьютерных Технологий и Управления<text:span text:style-name="T75"/></text:p>
      <text:p text:style-name="P18">Факультет Программной Инженерии и Компьютерной Техники (ФПИиКТ)<text:span text:style-name="T72"/></text:p>
      <text:p text:style-name="P18">Направление: Программная инженерия и компьютерные технологии<text:span text:style-name="T72"/></text:p>
      <text:p text:style-name="P18">09.03.04 Профессиональное обучение<text:span text:style-name="T72"/></text:p>
      <text:p text:style-name="P18"/>
      <text:p text:style-name="P18">Отчет по финальной работе<text:span text:style-name="T72"/></text:p>
      <text:p text:style-name="P18">Выбранная тема:<text:span text:style-name="T72"/></text:p>
      <text:p text:style-name="P19"><text:span text:style-name="T87">Советская экономическая система</text:span><text:span text:style-name="T72"/></text:p>
      <text:p text:style-name="P23"/>
      <text:p text:style-name="P22">Студент: <text:span text:style-name="T76"/></text:p>
      <text:p text:style-name="P22">Данько Савелий Максимович 408522<text:span text:style-name="T76"/></text:p>
      <text:p text:style-name="P20"><text:span text:style-name="T87">Преподаватель: </text:span><text:span text:style-name="T77"/></text:p>
      <text:p text:style-name="P27"><text:span text:style-name="T87">Вычеров Дмитрий Александрович</text:span><text:span text:style-name="T74"/></text:p>
      <text:p text:style-name="P24">Санкт-Петербург</text:p>
      <text:p text:style-name="P40"><text:span text:style-name="T78">202</text:span><text:span text:style-name="T79">3</text:span></text:p>
      <text:p text:style-name="P41"><text:soft-page-break/><text:span text:style-name="T93">Введение</text:span><text:span text:style-name="T94">:</text:span></text:p>
      <text:p text:style-name="P3"><text:tab/>Цель работы: <text:span text:style-name="T82"/></text:p>
      <text:p text:style-name="P4">Основная цель исследования состоит в сравнительном анализе советской экономической системы и капиталистической экономической системы в период с 1945 по 1991 годы.<text:span text:style-name="T82"/></text:p>
      <text:p text:style-name="P5"><text:tab/>Значимость: </text:p>
      <text:p text:style-name="P4">Во-первых, данный период является ключевым для понимания истории и развития мировой экономики. После Второй мировой войны США и СССР стали великими супердержавами и представляли собой две противоположные модели экономического развития. Исследование различий и сходств этих систем позволяет понять, какие факторы оказывали влияние на экономическую производительность и социальное развитие обеих стран.<text:span text:style-name="T82"/></text:p>
      <text:p text:style-name="P4">Во-вторых, советская экономическая система играла значительную роль в мировой политике и экономике в данном периоде. СССР представлял собой альтернативу капитализму и продвигал идеи коммунизма на международной арене. Сравнение советской экономики с капиталистическими системами позволяет оценить преимущества и недостатки командно-административной модели развития.<text:span text:style-name="T82"/></text:p>
      <text:p text:style-name="P4">В-третьих, исследование данной темы помогает понять причины и последствия распада Советского Союза и социалистического блока. <text:span text:style-name="T82"/></text:p>
      <text:p text:style-name="P4">Наконец, сравнительный анализ советской и капиталистической экономической систем может иметь практическую значимость для современности. Исследование и анализ опыта прошлого позволяет извлекать уроки для настоящего и будущего.</text:p>
      <text:p text:style-name="P33">Глава 1. Советская экономическая система</text:p>
      <text:p text:style-name="P10">Исторический контекст:<text:span text:style-name="T81"/></text:p>
      <text:p text:style-name="P13"><text:tab/>Описание социально-экономической ситуации перед установлением <text:tab/>советской экономической системы:<text:span text:style-name="T83"/></text:p>
      <text:p text:style-name="P9">Перед установлением советской экономической системы в России в начале 20 века социально-экономическая ситуация была крайне неблагоприятной.<text:span text:style-name="T84"/></text:p>
      <text:p text:style-name="P9">Под влиянием сильного роста капитализма Российская империя столкнулась с проблемами социального неравенства, эксплуатации трудящихся и непродуктивности экономики. Независимая индустриализация, осуществленная правительством России, привела к быстрому развитию фабрик и заводов, но она сопровождалась суровыми условиями труда для рабочих и незаконными методами эксплуатации.<text:span text:style-name="T84"/></text:p>
      <text:p text:style-name="P9">Большинство земледельческого населения было лишено земли и принуждено работать на крупных землевладельческих участках. Феодальные отношения продолжали существовать, что создавало социальную напряженность в стране.<text:span text:style-name="T84"/></text:p>
      <text:p text:style-name="P9">Развитие промышленности не сопровождалось развитием социальной сферы. Количество рабочих, живущих в нищете и лишенных нужной медицинской помощи и образования, росло. Преступность, безработица и повышенный уровень смертности стали распространенными проблемами.<text:span text:style-name="T84"/></text:p>
      <text:p text:style-name="P9">Экономическая политика правительства империи не справлялась с этими вызовами и не приносила ожидаемых результатов. Кризисы и растущая неустойчивость экономики только усиливали недовольство населения.<text:span text:style-name="T84"/></text:p>
      <text:p text:style-name="P9">В такой ситуации, в 1917 году, произошла Октябрьская революция и была установлена советская экономическая система, которая стремилась устранить проблемы социального неравенства, эксплуатации и неэффективности российской экономики.<text:span text:style-name="T84"/></text:p>
      <text:p text:style-name="P9"/>
      <text:p text:style-name="P9"/>
      <text:p text:style-name="P9"/>
      <text:p text:style-name="P9"/>
      <text:p text:style-name="P9"><text:soft-page-break/><text:span text:style-name="T91"><text:tab/>Обзор основных предпосылок и факторов, которые способствовали <text:tab/>формированию советской экономической системы:</text:span></text:p>
      <text:p text:style-name="P9">Революция 1917 года: Одним из ключевых факторов, способствующих формированию советской экономической системы, была Октябрьская революция в 1917 году, которая свергла царскую власть Российской империи и установила власть большевиков. Революционное движение стремилось к построению социалистического общества и установлению рабочего класса на вершине политической и экономической системы.<text:span text:style-name="T84"/></text:p>
      <text:p text:style-name="P9">Коммунистическая идеология: В основе советской экономической системы лежала коммунистическая идеология, развиваемая Владимиром Лениным и его последователями. Они признавали центральное планирование и государственную собственность на средства производства как основные принципы социалистической экономики.<text:span text:style-name="T84"/></text:p>
      <text:p text:style-name="P9">Гражданская война: Гражданская война в России (1918–1922 гг.) создала огромные экономические проблемы. Во время войны произошло разрушение инфраструктуры и сокрушительное экономическое падение. Это привело к укреплению государственного контроля над экономикой и централизованному планированию, чтобы восстановить страну.<text:span text:style-name="T84"/></text:p>
      <text:p text:style-name="P9">Вторая мировая война: Вторая мировая война оказала огромное влияние на советскую экономическую систему. Во время войны СССР превратился в одну из ведущих мировых держав, и факторы, такие как военное производство, позволили советской экономике достичь высокого уровня индустриализации и самообеспеченности.<text:span text:style-name="T84"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text:span text:style-name="T89"/></text:p>
      <text:p text:style-name="P9"/>
      <text:p text:style-name="P9"/>
      <text:p text:style-name="P10">Основные принципы Советской экономической системы<text:span text:style-name="T81"/></text:p>
      <text:p text:style-name="P13"><text:tab/><text:tab/>Плановое хозяйствование:<text:span text:style-name="T83"/></text:p>
      <text:p text:style-name="P9">Плановое хозяйствование было основной концепцией экономической системы в Советском Союзе. Государство направляло и контролировало все экономические процессы, устанавливало государственные планы на определенный период и регулировало распределение ресурсов в экономике.<text:span text:style-name="T84"/></text:p>
      <text:p text:style-name="P9">Основные принципы планового хозяйствования включали:<text:span text:style-name="T84"/></text:p>
      <text:p text:style-name="P9">Централизованное планирование: государственные экономические планы определяли пропорции и направления развития всех отраслей экономики. Планы были составлены на пятилетний период и основывались на задачах развития промышленности, сельского хозяйства, транспорта и других секторов экономики.<text:span text:style-name="T84"/></text:p>
      <text:p text:style-name="P9">Хотя плановое хозяйствование в СССР имело свои преимущества, включая быстрое индустриальное развитие и социальную стабильность, оно также имело недостатки, такие как отсутствие конкуренции и инноваций, низкую эффективность производства и необходимость строгого государственного контроля над экономикой и личной свободой.<text:span text:style-name="T84"/></text:p>
      <text:p text:style-name="P13"><text:tab/>Государственная собственность:<text:span text:style-name="T83"/></text:p>
      <text:p text:style-name="P9">Государственная собственность на основные средства: основные секторы экономики, такие как тяжелая и оборонная промышленность, сырьевая база, транспорт и коммуникации, находились в государственной собственности и контроле.<text:span text:style-name="T84"/></text:p>
      <text:p text:style-name="P17"><text:tab/>Централизованное регулирование и распределение ресурсов:</text:p>
      <text:p text:style-name="P8">Государственное регулирование цен: государство определяло и контролировало цены на товары и услуги. Цены устанавливались на основе предписаний госплана, с учетом затрат на производство, прибыли и обеспечения доступности товаров для населения.<text:span text:style-name="T84"/></text:p>
      <text:p text:style-name="P8"><text:soft-page-break/></text:p>
      <text:p text:style-name="P8">Централизованное распределение ресурсов: государство распределяло ресурсы, такие как сырье, трудовые ресурсы и инвестиции, между предприятиями и отраслями экономики. Целью было обеспечение равномерного развития экономики и удовлетворение общественных потребностей.<text:span text:style-name="T84"/></text:p>
      <text:p text:style-name="P14"><text:tab/>Коллективное хозяйственное управление:</text:p>
      <text:p text:style-name="P6">Коллективное хозяйственное управление (КХУ) было одной из основных форм организации экономической деятельности в Советском Союзе. Оно было основано на принципе социалистической собственности на средства производства, государственной собственности и контроле над сферами экономики.<text:span text:style-name="T84"/></text:p>
      <text:p text:style-name="P6">В рамках КХУ, производственные предприятия и сельскохозяйственные хозяйства были группированы в экономические формирования, так называемые объединения или комбинаты. Внутри этих объединений происходило коллективное планирование и управление производством, совместное распределение ресурсов и организация труда.<text:span text:style-name="T84"/></text:p>
      <text:p text:style-name="P14"><text:tab/>Принцип социалистической оптимизации и равномерности развития:</text:p>
      <text:p text:style-name="P6">Основной принцип социалистической оптимизации и равномерности развития советской экономической системы заключался в том, чтобы обеспечить равномерное развитие всех регионов страны и удовлетворение потребностей населения. За этим следовало стремление к сокращению разрывов между различными отраслями экономики и регионами.<text:span text:style-name="T84"/></text:p>
      <text:p text:style-name="P6">В рамках этого принципа проводились мероприятия для предотвращения концентрации производства и развития недефицитных отраслей в отдельных <text:soft-page-break/>регионах. Также осуществлялась политика перераспределения ресурсов и квалифицированного персонала для поддержания равномерности развития различных отраслей экономики.<text:span text:style-name="T84"/></text:p>
      <text:p text:style-name="P7">Однако, в действительности, советская экономическая система не всегда была равномерной и оптимизированной. Иногда ресурсы были нерационально распределены и производительность не всегда достигала своих целей. Экономическая система СССР также испытывала недостаток конкуренции и инноваций, что влияло на эффективность и развитие отраслей экономики.</text:p>
      <text:p text:style-name="P11"/>
      <text:p text:style-name="P11">Структура советской экономической системы</text:p>
      <text:p text:style-name="P14">Обзор главных отраслей экономики:<text:span text:style-name="T83"/></text:p>
      <text:list text:style-name="WWNum22">
        <text:list-item>
          <text:p text:style-name="P34">Промышленность: <text:span text:style-name="T84"/></text:p>
        </text:list-item>
      </text:list>
      <text:p text:style-name="P6">Тяжёлая промышленность: производство стали, угля, машиностроительных изделий и других тяжёлых материалов и оборудования для промышленности и строительства.<text:span text:style-name="T84"/></text:p>
      <text:p text:style-name="P6">Лёгкая промышленность: изготовление текстиля, одежды, обуви, пищевых продуктов и других потребительских товаров.<text:span text:style-name="T84"/></text:p>
      <text:p text:style-name="P6">Металлургия: развитие производства черного и цветного металла было стратегически важным для советской экономики.<text:span text:style-name="T84"/></text:p>
      <text:p text:style-name="P6">Машиностроение: сфера, включающая производство машиностроительного оборудования, автомобилей, тракторов и других технических устройств.<text:span text:style-name="T84"/></text:p>
      <text:list text:continue-numbering="true" text:style-name="WWNum22">
        <text:list-item>
          <text:p text:style-name="P34">Сельское хозяйство:<text:span text:style-name="T84"/></text:p>
        </text:list-item>
      </text:list>
      <text:p text:style-name="P6"><text:soft-page-break/>Сельское хозяйство в СССР играло ключевую роль в обеспечении пищевой безопасности страны. Система коллективного земледелия была основной формой организации сельского хозяйства. Крестьяне создавали коллективные фермы, называемые колхозами, и собирали урожай для государства. Государство устанавливало цены на сельскохозяйственную продукцию и в определённых случаях имело право конфисковывать продукцию у колхозов.<text:span text:style-name="T84"/></text:p>
      <text:p text:style-name="P6">Советское сельское хозяйство страдало от проблем с производительностью и инновациями. Отсутствие конкуренции и частной собственности сказывалось на эффективности и качестве производимых продуктов. Также, коллективизация земли привела к сокращению мелких сельскохозяйственных предприятий и ограничению индивидуального предпринимательства.</text:p>
      <text:list text:continue-numbering="true" text:style-name="WWNum22">
        <text:list-item>
          <text:p text:style-name="P34">Другие отрасли:<text:span text:style-name="T84"/></text:p>
        </text:list-item>
      </text:list>
      <text:p text:style-name="P7">Советская экономика также включала другие отрасли, такие как строительство, транспорт, энергетика и наука. Строительство было одной из важнейших отраслей экономики и было акцентировано на развитии инфраструктуры страны, включая жилой и коммерческий сектор, дороги и мосты. Транспортная система улучшалась и расширялась с целью обеспечения более эффективного перемещения товаров и людей. Энергетическая отрасль сосредотачивалась на развитии и эксплуатации обширных ресурсов нефти и газа.</text:p>
      <text:p text:style-name="P15"><text:tab/>Роль и функции государственных органов управления в экономике:</text:p>
      <text:p text:style-name="P6">В советской экономической системе государственные органы управления экономикой играли важную роль и выполняли различные функции.<text:span text:style-name="T84"/></text:p>
      <text:p text:style-name="P9">Совет Министров был высшим исполнительным органом государственной <text:soft-page-break/>власти и занимался основными вопросами экономического планирования, управления народным хозяйством и координации деятельности министерств и ведомств.<text:span text:style-name="T84"/></text:p>
      <text:p text:style-name="P9">Государственный комитет по планированию был ответственен за разработку и реализацию экономических планов, которые определяли приоритеты развития отраслей экономики, объемы производства и распределение ресурсов.<text:span text:style-name="T84"/></text:p>
      <text:p text:style-name="P6">Министерства и ведомства осуществляли непосредственное управление конкретными отраслями экономики. Например, Министерство тяжелой промышленности, Министерство легкой промышленности, Министерство сельского хозяйства и т. д. Каждое министерство разрабатывало и решало вопросы, связанные с производством, снабжением, сбытом и развитием своей отрасли.<text:span text:style-name="T84"/></text:p>
      <text:p text:style-name="P6">Государственные комитеты занимались управлением конкретными сферами экономики. Например, Государственный комитет по науке и технике, Государственный комитет по статистике, Государственный комитет по ценам и т. д.</text:p>
      <text:p text:style-name="P6">Районные и областные исполнительные комитеты занимались управлением экономикой на местном уровне. Они реализовывали решения и указания центральных органов власти, обеспечивали выполнение планов в местных предприятиях и организациях.<text:span text:style-name="T84"/></text:p>
      <text:p text:style-name="P6">Целью этих государственных органов было достижение максимальной эффективности народного хозяйства, улучшение жизни и благосостояния населения. Однако, из-за отсутствия рыночной системы и централизованного управления, многие из этих органов стали неэффективными и неспособными адекватно реагировать на вызовы и изменения экономической ситуации.<text:span text:style-name="T84"/></text:p>
      <text:p text:style-name="P6"/>
      <text:p text:style-name="P6"><text:soft-page-break/><text:span text:style-name="T89"/></text:p>
      <text:p text:style-name="P14"><text:tab/>Система планового хозяйствования и планового ценообразования:</text:p>
      <text:p text:style-name="P6">Система планового хозяйствования и плановой ценообразования была основополагающим принципом советской экономической системы. Она управляла всеми аспектами экономики страны, включая производство, распределение и потребление товаров и услуг.<text:span text:style-name="T84"/></text:p>
      <text:p text:style-name="P6">Под системой планового хозяйствования понимается централизованное государственное планирование всех экономических процессов. Планы разрабатывались Государственным плановым комитетом (Госпланом) и устанавливали доли производства и распределения различных товаров и услуг в стране на определенный период времени (обычно на пятилетку).<text:span text:style-name="T84"/></text:p>
      <text:p text:style-name="P6">Центральная роль в плановой экономике принадлежала государственным предприятиям, которые контролировались государством и были ответственны за выполнение планов. Распределение ресурсов осуществлялось в соответствии с планом, при этом решения принимались на уровне государственных органов. Это означало, что предприниматели и обычные граждане не имели свободы выбора в отношении производства и потребления товаров.<text:span text:style-name="T84"/></text:p>
      <text:p text:style-name="P6">Плановая ценообразование определялось государством и отличалось от рыночной экономики. Цены устанавливались государством на основе затрат производства, в том числе трудовых затрат, и планировались заранее. Государство определяло какие товары и услуги будут выпускаться в каком количестве, а их цены устанавливались в соответствии с целями плана.<text:span text:style-name="T84"/></text:p>
      <text:p text:style-name="P6">Система планового хозяйствования и плановой ценообразования имела свои преимущества и недостатки. Она позволяла государству контролировать <text:soft-page-break/>экономику и направлять ее в нужное русло с точки зрения стратегических задач. Однако, она также подавляла предпринимательство и индивидуальные свободы и не способствовала эффективному использованию ресурсов. Кроме того, система часто сталкивалась с проблемами неправильного планирования, недостатком товаров и услуг, а также отсутствием стимулов для инноваций и развития экономики.</text:p>
      <text:p text:style-name="P14"><text:tab/>Организация труда и заработная плата в советской экономике:<text:span text:style-name="T83"/></text:p>
      <text:p text:style-name="P6">В советской экономике организация труда и заработная плата были построены на принципах централизации и плановой экономики.<text:span text:style-name="T84"/></text:p>
      <text:p text:style-name="P6">Организация труда в СССР осуществлялась посредством государственного планирования, путем выделения квот и заданий по производству определенных товаров и услуг. Рабочие и сотрудники предприятий выполняли свои обязанности в соответствии с установленными нормами и требованиями плана. Была распространена система стандартных рабочих мест, при которой каждому работнику присваивалась определенная должность и функции.<text:span text:style-name="T84"/></text:p>
      <text:p text:style-name="P6">Заработная плата в советской экономике определялась в основном в соответствии с количеством и сложностью выполненного труда. Существовала система тарифных ставок и окладов, которые регулировали размер заработной платы. Расчет заработной платы производился на основе времени, выполняемого работником, его квалификации и должности. Также влияние на размер заработной платы оказывали показатели выполнения планов, качество работы и другие факторы.<text:span text:style-name="T84"/></text:p>
      <text:p text:style-name="P6">Однако, заработная плата в советской экономике обычно была невысокой и неравномерной. Несмотря на государственную гарантированность занятости, <text:soft-page-break/>многие работники сталкивались с недостатком денежных средств для удовлетворения своих потребностей. Большая часть населения зависела от государственных льгот и субсидий для обеспечения минимальных условий жизни.</text:p>
      <text:p text:style-name="P6">Таким образом, организация труда и заработная плата в советской экономике были строго регламентированы и подчинялись принципам централизации и плановой экономики, что в некоторых случаях приводило к ограничениям и неравенству в доходах рабочего класса.<text:span text:style-name="T84"/></text:p>
      <text:p text:style-name="P12"/>
      <text:p text:style-name="P12">Основные достижения и проблемы советской экономической системы</text:p>
      <text:p text:style-name="P14"><text:tab/>Обзор экономических показателей:<text:span text:style-name="T83"/></text:p>
      <text:p text:style-name="P6">ВВП (валовой внутренний продукт) — это общая стоимость всех товаров и услуг, произведенных в стране за определенный период времени. В советской экономической системе ВВП рассчитывался по плановым ценам и объемам производства. Советское правительство акцентировало внимание на промышленном производстве, в особенности на производстве тяжелой промышленности, такой как металлургия, машиностроение и химическая промышленность. В результате ВВП СССР рос на протяжении многих лет, хотя точные цифры могут быть спорными из-за отсутствия независимой статистики.<text:span text:style-name="T84"/></text:p>
      <text:p text:style-name="P6">Инфляция — это рост общего уровня цен на товары и услуги. В советской экономической системе официальные данные по инфляции не публиковались, так как государство устанавливало цены на товары и услуги через плановую систему. В то же время неофициальные отчеты говорят о том, что инфляция была присутствующим явлением в СССР, особенно в <text:soft-page-break/>период 1970-х и 1980-х годов.<text:span text:style-name="T84"/></text:p>
      <text:p text:style-name="P6">Безработица — это процент людей, не имеющих работу, но готовых работать и активно ищущих занятость. В советской экономической системе официальная статистика о безработице также не публиковалась. Государство гарантировало "полную занятость" и предоставляло работу всем гражданам. Однако, некоторые экономисты считают, что скрытая безработица на самом деле существовала в СССР, в результате чего качество и производительность труда были ниже.<text:span text:style-name="T84"/></text:p>
      <text:p text:style-name="P14"><text:tab/>Оценка социальных и экономических последствий советской <text:tab/>экономической системы</text:p>
      <text:p text:style-name="P6">Оценка социальных и экономических последствий советской экономической системы может быть сложной и субъективной, поскольку она зависит от конкретных точек зрения и политических убеждений. <text:span text:style-name="T84"/></text:p>
      <text:p text:style-name="P6">С одной стороны, достижения советской экономической системы включали промышленное развитие, преодоление нищеты и образование массового образования и здравоохранения. Социальные услуги, такие как здравоохранение, образование и жилье, были гарантированы государством и доступны всем гражданам. Также был достигнут высокий уровень занятости, что в те времена было большим достижением.<text:span text:style-name="T84"/></text:p>
      <text:p text:style-name="P6">С другой стороны, советская экономическая система имела множество негативных последствий. Постоянное вмешательство государства в экономику привело к недостатку инноваций и стимулов для предпринимательства. Централизованное управление экономикой и отсутствие рыночных механизмов привели к нерациональному распределению ресурсов и неэффективности производства. К советской <text:soft-page-break/>системе также относят и политическое подавление, массовые репрессии и нарушения прав человека.<text:span text:style-name="T84"/></text:p>
      <text:p text:style-name="P6">Критики считают, что советская экономическая система не смогла обеспечить стабильный и устойчивый экономический рост, а также неспособна была справиться с вызовами глобальной экономики. Кроме того, многие считают, что советская экономическая система была несправедливой, поскольку привела к формированию привилегированных элит и подавлению индивидуальных свобод и прав.<text:span text:style-name="T84"/></text:p>
      <text:p text:style-name="P6"/>
      <text:p text:style-name="P6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Heading_20_3">Глава 2. Капиталистическая экономическая система<text:span text:style-name="T81"/></text:p>
      <text:p text:style-name="P10">Исторический контекст:<text:span text:style-name="T81"/></text:p>
      <text:p text:style-name="P6">Капитализм — это экономическая и социальная система, основанная на частной собственности на средства производства и свободной рыночной конкуренции. Его историческое происхождение связано с периодом перехода от средневековой феодальной системы к новым формам экономических и политических отношений.<text:span text:style-name="T84"/></text:p>
      <text:p text:style-name="P6">Расцвет торговли и развитие глобальных торговых сетей: в период Великих географических открытий (XV–XVI века) Европейские страны начали активно искать новые торговые пути и колонии. Это привело к возникновению международного рынка и созданию условий для развития капитализма. <text:span text:style-name="T84"/></text:p>
      <text:p text:style-name="P6">Расширение производства и технологический прогресс: с началом индустриальной революции (XVIII–XIX века) в Европе произошли значительные изменения в производстве, включая внедрение машин и паровых двигателей. Это привело к увеличению производительности и созданию условий для роста капиталистических предприятий.</text:p>
      <text:p text:style-name="P6">Еще одним важным фактором развития капитализма было появление банковской системы и кредита. Коммерческие банки начали предоставлять заемные средства для предпринимателей, чтобы они могли расширять свои бизнесы и инвестировать в производство.<text:span text:style-name="T84"/></text:p>
      <text:p text:style-name="P7"><text:soft-page-break/>В целом, историческое происхождение капитализма связано с постепенными изменениями в экономической структуре общества, такими как развитие торговли, промышленная революция и создание банковской системы. Эти факторы способствовали формированию капиталистической системы, которая стала основой современного мирового порядка.</text:p>
      <text:p text:style-name="P11"/>
      <text:p text:style-name="P11">Основные принципы капиталистической экономической системы</text:p>
      <text:p text:style-name="P14">Частная собственность<text:span text:style-name="T83"/></text:p>
      <text:p text:style-name="P6">Частная собственность — это право на собственность наличных, материальных и интеллектуальных активов, которое принадлежит отдельным лицам или организациям. В капиталистической экономике частная собственность является основой для экономической активности и индивидуальной свободы. Она позволяет владельцам использовать, продавать и передавать свои активы как им угодно, в пределах закона.<text:span text:style-name="T84"/></text:p>
      <text:p text:style-name="P14">Рыночная экономика<text:span text:style-name="T83"/></text:p>
      <text:p text:style-name="P6">Рыночная экономика — это система, в которой определение цен, производство и распределение товаров и услуг осуществляются на основе взаимодействия спроса и предложения на свободных рынках. В капиталистической экономике рыночная экономика предполагает отсутствие государственного контроля над производством и распределением, а также свободу выбора как для потребителей, так и для производителей.<text:span text:style-name="T84"/></text:p>
      <text:p text:style-name="P14">Свободная конкуренция<text:span text:style-name="T83"/></text:p>
      <text:p text:style-name="P6">Свободная конкуренция — это ситуация, при которой множество независимых продавцов и покупателей соревнуются друг с другом на рынке, <text:soft-page-break/>чтобы достичь своих целей. В рамках свободной конкуренции продавцы стимулируются предлагать лучшее качество и более низкие цены, чтобы привлечь покупателей, в то время как покупатели могут выбирать продукты и услуги с наилучшим соотношением цены и качества.<text:span text:style-name="T84"/></text:p>
      <text:p text:style-name="P14">Взаимодействие спроса и предложения<text:span text:style-name="T83"/></text:p>
      <text:p text:style-name="P6">Взаимодействие спроса и предложения на рынке в капиталистической экономической системе — это основа функционирования рыночной экономики. В такой системе спрос и предложение являются основными факторами, определяющими цены и количество товаров и услуг на рынке.<text:span text:style-name="T84"/></text:p>
      <text:p text:style-name="P6">Спрос представляет собой количество товаров и услуг, которое потребители готовы и способны приобрести при определенных ценах. Он зависит от многих факторов, включая доходы потребителей, цены на товары и услуги, предпочтения и вкусы потребителей, инфляция и т. д. Как правило, спрос увеличивается при понижении цен и уменьшается при их повышении.<text:span text:style-name="T84"/></text:p>
      <text:p text:style-name="P6">Предложение — это количество товаров и услуг, которое производители готовы предоставить на рынок при определенных ценах. Оно зависит от многих факторов, включая затраты на производство, доступность ресурсов, технологический прогресс и др. Предложение увеличивается при повышении цен и уменьшается при их понижении.<text:span text:style-name="T84"/></text:p>
      <text:p text:style-name="P6">Взаимодействие спроса и предложения на рынке происходит через механизм ценообразования. Когда спрос на товары и услуги превышает предложение, цены на них обычно повышаются, что стимулирует производителей увеличить предложение. Напротив, когда предложение превышает спрос, цены на товары и услуги снижаются, что может привести к сокращению предложения или повышению спроса.<text:span text:style-name="T84"/></text:p>
      <text:p text:style-name="P6"><text:soft-page-break/>Этот процесс взаимодействия спроса и предложения называется "рыночным равновесием". Рыночное равновесие достигается, когда спрос и предложение пересекаются и формируют стабильные цены и количество товаров и услуг. Цены регулируются на рынке таким образом, чтобы спрос и предложение соответствовали друг другу.<text:span text:style-name="T84"/></text:p>
      <text:p text:style-name="P6">В капиталистической экономической системе рынок играет ключевую роль в определении цен и объемов производства. Цены на товары и услуги формируются на основе спроса и предложения, а предприниматели принимают решения о производстве и инвестициях, основываясь на ожидаемых доходах.<text:span text:style-name="T84"/></text:p>
      <text:p text:style-name="P14">Индивидуальная инициатива:</text:p>
      <text:p text:style-name="P7">Индивидуальная инициатива: в капитализме индивидуальная инициатива и предпринимательство играют важную роль. Люди имеют возможность реализовывать свои идеи, создавать новые бизнесы и принимать риски с целью получения прибыли.</text:p>
      <text:p text:style-name="P11"/>
      <text:p text:style-name="P11">Структура капиталистической экономической системы</text:p>
      <text:p text:style-name="P14">Обзор главных отраслей экономики:<text:span text:style-name="T83"/></text:p>
      <text:list text:style-name="WWNum23">
        <text:list-item>
          <text:p text:style-name="P35">Промышленность<text:span text:style-name="T84"/></text:p>
        </text:list-item>
      </text:list>
      <text:p text:style-name="P6">Промышленность включает в себя производство товаров и услуг с использованием различных ресурсов. В капиталистической экономике промышленность играет важную роль, так как она обеспечивает создание и производство разнообразных товаров, необходимых для удовлетворения потребностей населения.<text:span text:style-name="T84"/></text:p>
      <text:list text:continue-numbering="true" text:style-name="WWNum23">
        <text:list-item>
          <text:p text:style-name="P35"><text:soft-page-break/>Сельское хозяйство<text:span text:style-name="T84"/></text:p>
        </text:list-item>
      </text:list>
      <text:p text:style-name="P6">Сельское хозяйство представляет собой отрасль экономики, связанную с производством пищевых продуктов и сырья для пищевой промышленности. В капиталистической системе сельское хозяйство является важным и стратегическим сектором, так как обеспечивает продовольственную безопасность и удовлетворение потребностей людей в продуктах питания.<text:span text:style-name="T84"/></text:p>
      <text:p text:style-name="P16"><text:tab/>Роль и функции государственных органов управления в экономике:</text:p>
      <text:p text:style-name="P28">В капиталистической экономике государства играют важную роль в создании благоприятных условий для эффективной работы рынка.</text:p>
      <text:p text:style-name="P28">1. Законодательство и регулирование: Государственные органы вводят законы и правила, обеспечивающие надлежащую работу рынка, охрану окружающей среды, справедливое трудовое законодательство и т.д. Они также могут вводить антимонопольное законодательство для предотвращения формирования монополий.</text:p>
      <text:p text:style-name="P28">2. Поддержка стабильности и роста: Управление государственными финансами и макроэкономической политикой играет важную роль в поддержании экономической стабильности и обеспечении условий для устойчивого роста экономики. Это включает контроль за инфляцией, управление государственными расходами и налогами.</text:p>
      <text:p text:style-name="P28">3. Обеспечение общественных благ: Это блага, которые доступны всем и от использования которых никто не может быть исключен. Включают в себя образование, инфраструктуру, оборону и правопорядок.</text:p>
      <text:p text:style-name="P28">4. Регулирование торговли: Государственные органы ведут торговые переговоры, устанавливают тарифы и квоты и принимают другие меры для защиты внутренних отраслей и регулирования международной торговли.</text:p>
      <text:p text:style-name="P28"><text:soft-page-break/>5. Корректировка рыночного неравенства: Государство часто вмешивается, когда рынок не обеспечивает справедливое распределение богатства и доходов или не удовлетворяет наиболее важные потребности общества.</text:p>
      <text:p text:style-name="P28">6. Защита потребителей: Имеются законы и регулирования, направленные на защиту прав потребителей от "нечестной" торговли или опасных товаров и услуг.</text:p>
      <text:p text:style-name="P28">7. Налоговая политика: Государство устанавливает систему налогов и сборов, которые влияют на макроэкономическую политику, бюджет государства и распределение богатства и доходов.</text:p>
      <text:p text:style-name="P28">Несмотря на то что в капиталистической экономике главную роль играет рынок, государственное регулирование и управление остаются неотъемлемыми составляющими для обеспечения стабильности, роста и справедливости.</text:p>
      <text:p text:style-name="P16"><text:tab/>Организация труда и заработная плата в <text:span text:style-name="T86">капиталистической</text:span> <text:tab/>экономике:</text:p>
      <text:p text:style-name="P28">В капиталистической экономической системе организация труда и заработная плата обычно определяются рынком.</text:p>
      <text:p text:style-name="P28">Организация труда:</text:p>
      <text:p text:style-name="P28">1. Частная собственность: В капитализме большинство компаний принадлежат частным лицам или акционерам. Владельцы назначают менеджеров для управления организацией труда.</text:p>
      <text:p text:style-name="P28">2. Конкуренция и эффективность: Компании стремятся к максимальной эффективности, чтобы оставаться конкурентоспособными. Это может включать в себя внедрение новых технологий, изменение структур <text:soft-page-break/>управления и изменение условий труда.</text:p>
      <text:p text:style-name="P28">3. Гибкость: В капиталистической системе работодатели имеют большую свободу в организации труда. Они могут нанимать и увольнять рабочих в соответствии с экономическими условиями, хотя законодательство в области труда может ограничивать эту свободу в некотором роде.</text:p>
      <text:p text:style-name="P28">Заработная плата: </text:p>
      <text:p text:style-name="P28">1. Рыночные силы: Заработная плата в большинстве случаев определяется рыночными силами спроса и предложения на рабочую силу. Если предложение специалистов в определенной области превышает спрос, заработная плата может снизиться. Если же специалистов не хватает, их заработная плата может повыситься.</text:p>
      <text:p text:style-name="P28">2. Свобода переговоров: Работники и работодатели обычно имеют право свободно вести переговоры о заработной плате и условиях труда. Объединения рабочих и трудовые законы в некоторых странах могут обеспечивать защиту рабочих и поддержание минимального уровня заработной платы.</text:p>
      <text:p text:style-name="P28">3. Вознаграждение за производительность: Во многих капиталистических экономиках заработная плата тесно связана с производительностью труда. Это значит, что работники, которые производят больше или больше ценятся на рынке труда, могут получать больше. </text:p>
      <text:p text:style-name="P28"/>
      <text:p text:style-name="P31">Основные достижения и проблемы <text:span text:style-name="T85">капиталичтической</text:span> экономической системы:</text:p>
      <text:p text:style-name="P28">Капиталистическая экономическая система привнесла множество значимых <text:soft-page-break/>достижений и одновременно столкнулась с рядом проблем.</text:p>
      <text:p text:style-name="P28"/>
      <text:p text:style-name="P28"/>
      <text:p text:style-name="P28">Основные достижения капитализма:</text:p>
      <text:p text:style-name="P28">1. Экономический рост: Капитализм способствовал значительному экономическому росту и увеличению стандартов жизни во многих странах.</text:p>
      <text:p text:style-name="P28">2. Инновации: Капитализм поддерживает инновации и технологические прорывы, так как конкурентная среда стимулирует компании к постоянному поиску новых идей и решений.</text:p>
      <text:p text:style-name="P28">3. Эффективность и продуктивность: Частная собственность и рыночная конкуренция приводят к более эффективному использованию ресурсов и повышению продуктивности.</text:p>
      <text:p text:style-name="P28"/>
      <text:p text:style-name="P28">4. Предпринимательство: Капитализм поддерживает дух предпринимательства, обеспечивая возможности для создания и развития собственного бизнеса.</text:p>
      <text:p text:style-name="P28">5. Богатства: Он создал одни из самых богатых и процветающих сообществ в истории мира.</text:p>
      <text:p text:style-name="P28">Однако, капитализм также столкнулся с рядом проблем:</text:p>
      <text:p text:style-name="P28">1. Неравенство: Экономическое неравенство часто растет в капиталистических обществах, где богатство и доходы сосредоточены в руках небольшой группы людей.</text:p>
      <text:p text:style-name="P28">2. Колебания в экономике: Капитализм подвержен бизнес-циклам с <text:soft-page-break/>периодами роста и спада, иногда приводя к массовой безработице и рецессиям.</text:p>
      <text:p text:style-name="P28"/>
      <text:p text:style-name="P28">3. Изменения климата и экологические проблемы: Стремление к росту и прибыли часто приводит к чрезмерному использованию природных ресурсов и проблемам с окружающей средой.</text:p>
      <text:p text:style-name="P28">4. Отчуждение труда:В крупных корпорациях работники могут чувствовать себя лишь небольшим звеном в большой системе, что может привести к потере мотивации и удовлетворенности от работы.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Heading_20_3"><text:soft-page-break/>Глава 3. Сравнение советской и капиталистической экономических систем.</text:p>
      <text:p text:style-name="P29"><text:tab/><text:span text:style-name="T88">Оценка экономического роста:</text:span></text:p>
      <text:p text:style-name="P29">Советская экономическая система:</text:p>
      <text:p text:style-name="P29">Советская экономическая система, основанная на централизованном планировании и государственной собственности на средства производства, демонстрировала высокий уровень индустриализации и экономического роста в период плановых пятилеток. Государство, контролирующее важные отрасли и ресурсы, могло выделять значительные ресурсы для поддержки инфраструктуры, научных и технологических исследований, развития высокотехнологичных отраслей и создания новых предприятий.</text:p>
      <text:p text:style-name="P29">Однако, советская экономическая система также страдала от недостатков. Централизованное планирование ограничивало предпринимательскую активность и инновации, а также местное приспособление к меняющимся условиям. Недостаточное внимание к затратам на экологию и устранение экологических проблем также создавали проблемы для долгосрочной устойчивости экономики.</text:p>
      <text:p text:style-name="P29">Капиталистическая экономическая система:</text:p>
      <text:p text:style-name="P29">Капиталистические экономические системы, основанные на рыночных механизмах и частной собственности, стимулируют предпринимательство, конкуренцию и инновации. Рыночная экономика способствует частным инвестициям, развитию новых технологий и секторов, а также адаптации к изменяющимся условиям рынка.</text:p>
      <text:p text:style-name="P29"/>
      <text:p text:style-name="P29">Капиталистические страны, особенно с развитыми рыночными институтами, <text:soft-page-break/>продемонстрировали инновационную активность и экономический рост. Частные предприятия свободно вкладывают средства в исследования и разработки, создание новых товаров и услуг, а также внедрение новых технологий. Развитые рынки позволяют конкурировать разным компаниям, стимулируя инновации и улучшение качества товаров.</text:p>
      <text:p text:style-name="P29">Однако, капиталистическая экономическая система также может иметь свои недостатки. Частная собственность и рыночные механизмы могут привести к росту неравенства и исключению некоторых слоев населения из экономического развития. Отсутствие государственного регулирования может вести к неблагоприятным экономическим последствиям, таким как финансовые кризисы и экономические неравновесия.</text:p>
      <text:p text:style-name="P29"><text:tab/><text:span text:style-name="T88">Анализ устойчивости и рисков: </text:span></text:p>
      <text:p text:style-name="P29">Советская экономическая система:</text:p>
      <text:p text:style-name="P29">Советская экономическая система, основанная на централизованном планировании и государственной собственности на средства производства, демонстрировала высокую стабильность и устойчивость в течение долгого времени. Государство контролировало и регулировало все аспекты экономики, что позволяло предсказуемо планировать процессы производства и распределение ресурсов. Это обеспечивало некоторую стабильность в экономическом росте и социальном развитии.</text:p>
      <text:p text:style-name="P29">Однако, советская экономическая система также страдала от ряда рисков и недостатков. Централизованное планирование ограничивало свободу предпринимательства и инноваций, что могло приводить к затяжным технологическим отставаниям и неэффективности в использовании ресурсов. Также, отсутствие конкуренции и слишком большая зависимость от <text:soft-page-break/>государства создавали определенные риски для устойчивости экономики.</text:p>
      <text:p text:style-name="P29">Капиталистическая экономическая система:</text:p>
      <text:p text:style-name="P29">Капиталистические экономические системы, основанные на рыночных механизмах и частной собственности, позволяют большую свободу предпринимательства и конкуренцию между компаниями. Это способствует инновациям, эффективности и адаптации к меняющимся условиям рынка. Капиталистическая система здесь выигрывает в устойчивости перераспределения ресурсов и гибкости в приспособлении к изменчивым условиям.</text:p>
      <text:p text:style-name="P29"><text:span text:style-name="T92">Но</text:span>, капиталистическая экономическая система также не свободна от рисков и угроз устойчивости. Частный сектор может стремиться к эксплуатации ресурсов и не обращать достаточно внимания на социальные и экологические последствия своей деятельности. Риск финансовых кризисов также существует из-за большей волатильности рыночных условий и конкуренции. Кроме того, неравенство доходов и возможностей может угрожать социальной стабильности и приводить к общественным потрясениям.</text:p>
      <text:p text:style-name="P30"><text:s/></text:p>
      <text:p text:style-name="P32"/>
      <text:p text:style-name="P32"/>
      <text:p text:style-name="P32"/>
      <text:p text:style-name="P32"/>
      <text:p text:style-name="P32"/>
      <text:p text:style-name="P32"/>
      <text:p text:style-name="Heading_20_3"><text:soft-page-break/>Глава 4. Вывод</text:p>
      <text:p text:style-name="P29">В целом, сравнение советской и капиталистической экономических систем показывает явные различия в общественных и политических аспектах.</text:p>
      <text:p text:style-name="P29">Советская система характеризовалась государственным планированием, коллективизацией и государственной собственностью. Государство принимало все решения о распределении ресурсов и производственных планах, что приводило к ограничению свободы предпринимательства. Коллективизация сельского хозяйства и государственная собственность на промышленные компании также были характерными чертами советской системы.</text:p>
      <text:p text:style-name="P29">С другой стороны, капиталистическая система отличается свободой предпринимательства, рыночными механизмами и признанием частной собственности. Люди имеют возможность создавать и управлять своими предприятиями, экономические решения основаны на спросе и предложении, а частная собственность признается и защищается.</text:p>
      <text:p text:style-name="P29">Кроме того, обе системы имеют свои преимущества и недостатки. Советская система обеспечивала более равномерное распределение доходов и доступность социальных услуг, но ограничивала личную свободу и возможность экономического развития. Капиталистическая система, напротив, способствует инновациям, экономическому росту и личной свободе, но может приводить к неравенству и несправедливому распределению.</text:p>
      <text:p text:style-name="P29">В конечном счете, верность одной или другой системе зависит от конкретных обстоятельств и целей каждой страны. Эффективное сочетание общественных и политических аспектов, а также учет особенностей общества и экономического развития могут привести к устойчивому и <text:soft-page-break/>благоприятному экономическому положению.</text:p>
      <text:p text:style-name="P29"/>
      <text:p text:style-name="P32">Список литературы: </text:p>
      <text:p text:style-name="P39">Струмилин С.Г Планирование в СССР. - 1-е изд. - М.: ГОСПОЛИТИЗДАТ, 1957. - 95 с.</text:p>
      <text:p text:style-name="P39">Кузьмин В.И. Исторический опыт советской индустриализации. - 1-е изд. - М.: Мысль, 1969. - 186 с.</text:p>
      <text:p text:style-name="P39">Валовой Д.В Экономика: взгляды разных лет (становление, развитие и перестройка хозяйственного механизма). - 1-е изд. - М.: Наука, 1989. - 454 с.</text:p>
      <text:p text:style-name="P38"><text:span text:style-name="T90">Милтон Фридман, Анна Шварц Монетарная история Соединенных Штатов. - 1-е изд. - 2007. - 862 с.</text:span></text:p>
      <text:p text:style-name="P38">Вячеслав Селянин История капитализма и его особенности. - 1-е изд. - 90 с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 Unicode MS" svg:font-family="'Arial Unicode MS'"/>
    <style:font-face style:name="Calibri" svg:font-family="Calibri"/>
    <style:font-face style:name="Calibri Light" svg:font-family="'Calibri Light'"/>
    <style:font-face style:name="Courier New" svg:font-family="'Courier New'"/>
    <style:font-face style:name="Droid Sans Devanagari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PT Serif" svg:font-family="'PT Serif', serif"/>
    <style:font-face style:name="Scada" svg:font-family="Scada, arial, sans-serif"/>
    <style:font-face style:name="Source Han Sans CN" svg:font-family="'Source Han Sans CN'" style:font-family-generic="system" style:font-pitch="variable"/>
    <style:font-face style:name="Symbol" svg:font-family="Symbol"/>
    <style:font-face style:name="Times New Roman" svg:font-family="'Times New Roman'"/>
    <style:font-face style:name="Times New Roman1" svg:font-family="'Times New Roman'" style:font-family-generic="roman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Calibri" fo:font-size="11pt" fo:language="ru" fo:country="RU" style:font-name-asian="Calibri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margin-top="0in" fo:margin-bottom="0.111in" style:contextual-spacing="false" fo:line-height="108%" style:text-autospace="ideograph-alpha" style:punctuation-wrap="hanging" style:line-break="strict" style:tab-stop-distance="0.4917in" style:writing-mode="page"/>
      <style:text-properties fo:color="#000000" loext:opacity="100%" style:font-name="Calibri" fo:font-size="11pt" fo:language="ru" fo:country="RU" style:font-name-asian="Calibri" style:font-size-asian="12pt" style:language-asian="zh" style:country-asian="CN" style:font-name-complex="Arial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2" style:display-name="Heading 2" style:family="paragraph" style:parent-style-name="Normal" style:class="text">
      <style:paragraph-properties fo:margin-top="0.25in" fo:margin-bottom="0.139in" style:contextual-spacing="false"/>
      <style:text-properties style:font-name="Arial" fo:font-family="Arial" fo:font-size="17pt" style:font-name-asian="Arial" style:font-family-asian="Arial" style:font-name-complex="Arial" style:font-family-complex="Arial"/>
    </style:style>
    <style:style style:name="Heading_20_3" style:display-name="Heading 3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5pt" style:font-name-asian="Arial" style:font-family-asian="Arial" style:font-name-complex="Arial" style:font-family-complex="Arial"/>
    </style:style>
    <style:style style:name="Heading_20_4" style:display-name="Heading 4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3pt" fo:font-weight="bold" style:font-name-asian="Arial" style:font-family-asian="Arial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2pt" fo:font-weight="bold" style:font-name-asian="Arial" style:font-family-asian="Arial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1pt" fo:font-weight="bold" style:font-name-asian="Arial" style:font-family-asian="Arial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1pt" fo:font-style="italic" fo:font-weight="bold" style:font-name-asian="Arial" style:font-family-asian="Arial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1pt" fo:font-style="italic" style:font-name-asian="Arial" style:font-family-asian="Arial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0.5pt" fo:font-style="italic" style:font-name-asian="Arial" style:font-family-asian="Arial" style:font-name-complex="Arial" style:font-family-complex="Arial"/>
    </style:style>
    <style:style style:name="No_20_Spacing" style:display-name="No Spacing" style:family="paragraph">
      <style:paragraph-properties fo:margin-top="0in" fo:margin-bottom="0in" style:contextual-spacing="false" fo:line-height="100%"/>
    </style:style>
    <style:style style:name="Title" style:family="paragraph" style:parent-style-name="Normal" style:class="chapter">
      <style:paragraph-properties fo:margin-top="0.2083in" fo:margin-bottom="0.139in" style:contextual-spacing="true"/>
      <style:text-properties fo:font-size="24pt"/>
    </style:style>
    <style:style style:name="Subtitle" style:family="paragraph" style:parent-style-name="Normal" style:class="chapter">
      <style:paragraph-properties fo:margin-top="0.139in" fo:margin-bottom="0.139in" style:contextual-spacing="false"/>
      <style:text-properties fo:font-size="12pt"/>
    </style:style>
    <style:style style:name="Quote" style:family="paragraph" style:parent-style-name="Normal">
      <style:paragraph-properties fo:margin-left="0.5in" fo:margin-right="0.5in" fo:text-indent="0in" style:auto-text-indent="false"/>
      <style:text-properties fo:font-style="italic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0.5in" fo:margin-right="0.5in" fo:margin-top="0in" fo:margin-bottom="0.111in" style:contextual-spacing="true" fo:text-indent="0in" style:auto-text-indent="false" fo:background-color="#f2f2f2" fo:padding="0in" fo:border="0.51pt solid #ffffff"/>
      <style:text-properties fo:font-style="italic"/>
    </style:style>
    <style:style style:name="Caption" style:family="paragraph" style:parent-style-name="Normal" style:class="extra">
      <style:paragraph-properties fo:line-height="115%"/>
      <style:text-properties fo:color="#4f81bd" loext:opacity="100%" fo:font-size="9pt" fo:font-weight="bold"/>
    </style:style>
    <style:style style:name="endnote_20_text" style:display-name="endnote text" style:family="paragraph" style:parent-style-name="Normal">
      <style:paragraph-properties fo:margin-top="0in" fo:margin-bottom="0in" style:contextual-spacing="false" fo:line-height="100%"/>
      <style:text-properties fo:font-size="10pt"/>
    </style:style>
    <style:style style:name="toc_20_4" style:display-name="toc 4" style:family="paragraph" style:parent-style-name="Normal">
      <style:paragraph-properties fo:margin-left="0.5902in" fo:margin-right="0in" fo:margin-top="0in" fo:margin-bottom="0.0398in" style:contextual-spacing="false" fo:text-indent="0in" style:auto-text-indent="false"/>
    </style:style>
    <style:style style:name="toc_20_5" style:display-name="toc 5" style:family="paragraph" style:parent-style-name="Normal">
      <style:paragraph-properties fo:margin-left="0.7874in" fo:margin-right="0in" fo:margin-top="0in" fo:margin-bottom="0.0398in" style:contextual-spacing="false" fo:text-indent="0in" style:auto-text-indent="false"/>
    </style:style>
    <style:style style:name="toc_20_6" style:display-name="toc 6" style:family="paragraph" style:parent-style-name="Normal">
      <style:paragraph-properties fo:margin-left="0.9839in" fo:margin-right="0in" fo:margin-top="0in" fo:margin-bottom="0.0398in" style:contextual-spacing="false" fo:text-indent="0in" style:auto-text-indent="false"/>
    </style:style>
    <style:style style:name="toc_20_7" style:display-name="toc 7" style:family="paragraph" style:parent-style-name="Normal">
      <style:paragraph-properties fo:margin-left="1.1811in" fo:margin-right="0in" fo:margin-top="0in" fo:margin-bottom="0.0398in" style:contextual-spacing="false" fo:text-indent="0in" style:auto-text-indent="false"/>
    </style:style>
    <style:style style:name="toc_20_8" style:display-name="toc 8" style:family="paragraph" style:parent-style-name="Normal">
      <style:paragraph-properties fo:margin-left="1.378in" fo:margin-right="0in" fo:margin-top="0in" fo:margin-bottom="0.0398in" style:contextual-spacing="false" fo:text-indent="0in" style:auto-text-indent="false"/>
    </style:style>
    <style:style style:name="toc_20_9" style:display-name="toc 9" style:family="paragraph" style:parent-style-name="Normal">
      <style:paragraph-properties fo:margin-left="1.5752in" fo:margin-right="0in" fo:margin-top="0in" fo:margin-bottom="0.0398in" style:contextual-spacing="false" fo:text-indent="0in" style:auto-text-indent="false"/>
    </style:style>
    <style:style style:name="table_20_of_20_figures" style:display-name="table of figures" style:family="paragraph" style:parent-style-name="Normal">
      <style:paragraph-properties fo:margin-top="0in" fo:margin-bottom="0in" style:contextual-spacing="false"/>
    </style:style>
    <style:style style:name="Normal" style:family="paragraph"/>
    <style:style style:name="Heading_20_1" style:display-name="Heading 1" style:family="paragraph" style:parent-style-name="Normal" style:class="text">
      <style:paragraph-properties fo:margin-top="0.1665in" fo:margin-bottom="0in" style:contextual-spacing="false"/>
      <style:text-properties fo:color="#2f5496" loext:opacity="100%" style:font-name="Calibri Light" fo:font-family="'Calibri Light'" fo:font-size="16pt" style:font-name-asian="Arial" style:font-family-asian="Arial" style:font-name-complex="Arial" style:font-family-complex="Arial"/>
    </style:style>
    <style:style style:name="footnote_20_text" style:display-name="footnote text" style:family="paragraph" style:parent-style-name="Normal">
      <style:paragraph-properties fo:margin-top="0in" fo:margin-bottom="0in" style:contextual-spacing="false" fo:line-height="100%"/>
      <style:text-properties style:font-name="Calibri" fo:font-family="Calibri" fo:font-size="10pt" style:font-name-asian="Calibri" style:font-family-asian="Calibri" style:font-name-complex="Times New Roman" style:font-family-complex="'Times New Roman'"/>
    </style:style>
    <style:style style:name="List_20_Paragraph" style:display-name="List Paragraph" style:family="paragraph" style:parent-style-name="Normal">
      <style:paragraph-properties fo:margin-left="0.5in" fo:margin-right="0in" fo:margin-top="0in" fo:margin-bottom="0.111in" style:contextual-spacing="true" fo:text-indent="0in" style:auto-text-indent="false"/>
    </style:style>
    <style:style style:name="TOC_20_Heading" style:display-name="TOC Heading" style:family="paragraph" style:parent-style-name="Heading_20_1"/>
    <style:style style:name="toc_20_2" style:display-name="toc 2" style:family="paragraph" style:parent-style-name="Normal">
      <style:paragraph-properties fo:margin-left="0.1528in" fo:margin-right="0in" fo:margin-top="0in" fo:margin-bottom="0.0693in" style:contextual-spacing="false" fo:text-indent="0in" style:auto-text-indent="false"/>
      <style:text-properties style:font-name-asian="Arial" style:font-family-asian="Arial" style:font-name-complex="Times New Roman" style:font-family-complex="'Times New Roman'"/>
    </style:style>
    <style:style style:name="toc_20_1" style:display-name="toc 1" style:family="paragraph" style:parent-style-name="Normal">
      <style:paragraph-properties fo:margin-top="0in" fo:margin-bottom="0.0693in" style:contextual-spacing="false" fo:line-height="150%"/>
      <style:text-properties style:font-name="Times New Roman" fo:font-family="'Times New Roman'" fo:font-size="14pt" style:font-name-asian="Arial" style:font-family-asian="Arial" style:font-name-complex="Times New Roman" style:font-family-complex="'Times New Roman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toc_20_3" style:display-name="toc 3" style:family="paragraph" style:parent-style-name="Normal">
      <style:paragraph-properties fo:margin-left="0.3055in" fo:margin-right="0in" fo:margin-top="0in" fo:margin-bottom="0.0693in" style:contextual-spacing="false" fo:text-indent="0in" style:auto-text-indent="false"/>
      <style:text-properties style:font-name-asian="Arial" style:font-family-asian="Arial" style:font-name-complex="Times New Roman" style:font-family-complex="'Times New Roman'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_20_Char" style:display-name="Heading 1 Char" style:family="text" style:parent-style-name="Default_20_Paragraph_20_Font">
      <style:text-properties style:font-name="Arial" fo:font-family="Arial" fo:font-size="20pt" style:font-name-asian="Arial" style:font-family-asian="Arial" style:font-name-complex="Arial" style:font-family-complex="Arial"/>
    </style:style>
    <style:style style:name="Heading_20_2_20_Char" style:display-name="Heading 2 Char" style:family="text" style:parent-style-name="Default_20_Paragraph_20_Font">
      <style:text-properties style:font-name="Arial" fo:font-family="Arial" fo:font-size="17pt" style:font-name-asian="Arial" style:font-family-asian="Arial" style:font-name-complex="Arial" style:font-family-complex="Arial"/>
    </style:style>
    <style:style style:name="Heading_20_3_20_Char" style:display-name="Heading 3 Char" style:family="text" style:parent-style-name="Default_20_Paragraph_20_Font">
      <style:text-properties style:font-name="Arial" fo:font-family="Arial" fo:font-size="15pt" style:font-name-asian="Arial" style:font-family-asian="Arial" style:font-name-complex="Arial" style:font-family-complex="Arial"/>
    </style:style>
    <style:style style:name="Heading_20_4_20_Char" style:display-name="Heading 4 Char" style:family="text" style:parent-style-name="Default_20_Paragraph_20_Font">
      <style:text-properties style:font-name="Arial" fo:font-family="Arial" fo:font-size="13pt" fo:font-weight="bold" style:font-name-asian="Arial" style:font-family-asian="Arial" style:font-name-complex="Arial" style:font-family-complex="Arial"/>
    </style:style>
    <style:style style:name="Heading_20_5_20_Char" style:display-name="Heading 5 Char" style:family="text" style:parent-style-name="Default_20_Paragraph_20_Font">
      <style:text-properties style:font-name="Arial" fo:font-family="Arial" fo:font-size="12pt" fo:font-weight="bold" style:font-name-asian="Arial" style:font-family-asian="Arial" style:font-name-complex="Arial" style:font-family-complex="Arial"/>
    </style:style>
    <style:style style:name="Heading_20_6_20_Char" style:display-name="Heading 6 Char" style:family="text" style:parent-style-name="Default_20_Paragraph_20_Font">
      <style:text-properties style:font-name="Arial" fo:font-family="Arial" fo:font-size="11pt" fo:font-weight="bold" style:font-name-asian="Arial" style:font-family-asian="Arial" style:font-name-complex="Arial" style:font-family-complex="Arial"/>
    </style:style>
    <style:style style:name="Heading_20_7_20_Char" style:display-name="Heading 7 Char" style:family="text" style:parent-style-name="Default_20_Paragraph_20_Font">
      <style:text-properties style:font-name="Arial" fo:font-family="Arial" fo:font-size="11pt" fo:font-style="italic" fo:font-weight="bold" style:font-name-asian="Arial" style:font-family-asian="Arial" style:font-name-complex="Arial" style:font-family-complex="Arial"/>
    </style:style>
    <style:style style:name="Heading_20_8_20_Char" style:display-name="Heading 8 Char" style:family="text" style:parent-style-name="Default_20_Paragraph_20_Font">
      <style:text-properties style:font-name="Arial" fo:font-family="Arial" fo:font-size="11pt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 style:parent-style-name="Default_20_Paragraph_20_Font">
      <style:text-properties style:font-name="Arial" fo:font-family="Arial" fo:font-size="10.5pt" fo:font-style="italic" style:font-name-asian="Arial" style:font-family-asian="Arial" style:font-name-complex="Arial" style:font-family-complex="Arial"/>
    </style:style>
    <style:style style:name="Title_20_Char" style:display-name="Title Char" style:family="text" style:parent-style-name="Default_20_Paragraph_20_Font">
      <style:text-properties fo:font-size="24pt"/>
    </style:style>
    <style:style style:name="Subtitle_20_Char" style:display-name="Subtitle Char" style:family="text" style:parent-style-name="Default_20_Paragraph_20_Fon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Caption_20_Char" style:display-name="Caption Char" style:family="text"/>
    <style:style style:name="Footnote_20_Text_20_Char" style:display-name="Footnote Text Char" style:family="text">
      <style:text-properties fo:font-size="9pt"/>
    </style:style>
    <style:style style:name="Endnote_20_Text_20_Char" style:display-name="Endnote Text Char" style:family="text">
      <style:text-properties fo:font-size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Текст_20_сноски_20_Знак" style:display-name="Текст сноски Знак" style:family="text" style:parent-style-name="Default_20_Paragraph_20_Font">
      <style:text-properties style:font-name="Calibri" fo:font-family="Calibri" fo:font-size="10pt" style:font-name-asian="Calibri" style:font-family-asian="Calibri" style:font-name-complex="Times New Roman" style:font-family-complex="'Times New Roman'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fo:font-size="16pt" style:font-name-asian="Arial" style:font-family-asian="Arial" style:font-name-complex="Arial" style:font-family-complex="Arial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T1" style:family="text">
      <style:text-properties fo:font-weight="bold"/>
    </style:style>
    <style:style style:name="T2" style:family="text"/>
    <style:style style:name="T3" style:family="text"/>
    <style:style style:name="T4" style:family="text"/>
    <style:style style:name="T5" style:family="text"/>
    <style:style style:name="T6" style:family="text"/>
    <style:style style:name="T7" style:family="text">
      <style:text-properties fo:font-weight="bold"/>
    </style:style>
    <style:style style:name="T8" style:family="text">
      <style:text-properties fo:font-weight="bold"/>
    </style:style>
    <style:style style:name="T9" style:family="text"/>
    <style:style style:name="T10" style:family="text"/>
    <style:style style:name="T11" style:family="text">
      <style:text-properties style:font-name="Times New Roman" fo:font-family="'Times New Roman'" style:font-name-asian="Calibri" style:font-family-asian="Calibri" style:font-name-complex="Times New Roman" style:font-family-complex="'Times New Roman'"/>
    </style:style>
    <style:style style:name="T12" style:family="text"/>
    <style:style style:name="T13" style:family="text"/>
    <style:style style:name="T14" style:family="text"/>
    <style:style style:name="T15" style:family="text"/>
    <style:style style:name="T16" style:family="text"/>
    <style:style style:name="T17" style:family="text"/>
    <style:style style:name="T18" style:family="text"/>
    <style:style style:name="T19" style:family="text"/>
    <style:style style:name="T20" style:family="text"/>
    <style:style style:name="T21" style:family="text"/>
    <style:style style:name="T22" style:family="text"/>
    <style:style style:name="T23" style:family="text"/>
    <style:style style:name="T24" style:family="text"/>
    <style:style style:name="T25" style:family="text"/>
    <style:style style:name="T26" style:family="text"/>
    <style:style style:name="T27" style:family="text"/>
    <style:style style:name="T28" style:family="text"/>
    <style:style style:name="T29" style:family="text"/>
    <style:style style:name="T30" style:family="text"/>
    <style:style style:name="T31" style:family="text"/>
    <style:style style:name="T32" style:family="text"/>
    <style:style style:name="T33" style:family="text"/>
    <style:style style:name="T34" style:family="text"/>
    <style:style style:name="T35" style:family="text"/>
    <style:style style:name="T36" style:family="text"/>
    <style:style style:name="T37" style:family="text"/>
    <style:style style:name="T38" style:family="text"/>
    <style:style style:name="T39" style:family="text"/>
    <style:style style:name="T40" style:family="text"/>
    <style:style style:name="T41" style:family="text"/>
    <style:style style:name="T42" style:family="text"/>
    <style:style style:name="T43" style:family="text"/>
    <style:style style:name="T44" style:family="text"/>
    <style:style style:name="T45" style:family="text"/>
    <style:style style:name="T46" style:family="text"/>
    <style:style style:name="T47" style:family="text">
      <style:text-properties style:font-name="Times New Roman" fo:font-family="'Times New Roman'"/>
    </style:style>
    <style:style style:name="T48" style:family="text">
      <style:text-properties style:font-name="Times New Roman" fo:font-family="'Times New Roman'"/>
    </style:style>
    <style:style style:name="T49" style:family="text">
      <style:text-properties style:font-name="Times New Roman" fo:font-family="'Times New Roman'"/>
    </style:style>
    <style:style style:name="T50" style:family="text">
      <style:text-properties style:font-name="Times New Roman" fo:font-family="'Times New Roman'"/>
    </style:style>
    <style:style style:name="T51" style:family="text">
      <style:text-properties style:font-name="Times New Roman" fo:font-family="'Times New Roman'"/>
    </style:style>
    <style:style style:name="T52" style:family="text">
      <style:text-properties style:font-name="Times New Roman" fo:font-family="'Times New Roman'"/>
    </style:style>
    <style:style style:name="T53" style:family="text">
      <style:text-properties style:font-name="Times New Roman" fo:font-family="'Times New Roman'"/>
    </style:style>
    <style:style style:name="T54" style:family="text">
      <style:text-properties style:font-name="Times New Roman" fo:font-family="'Times New Roman'"/>
    </style:style>
    <style:style style:name="T55" style:family="text">
      <style:text-properties style:font-name="Times New Roman" fo:font-family="'Times New Roman'"/>
    </style:style>
    <style:style style:name="T56" style:family="text">
      <style:text-properties style:font-name="Times New Roman" fo:font-family="'Times New Roman'"/>
    </style:style>
    <style:style style:name="T57" style:family="text">
      <style:text-properties style:font-name="Symbol" fo:font-family="Symbol"/>
    </style:style>
    <style:style style:name="T58" style:family="text">
      <style:text-properties style:font-name="Courier New" fo:font-family="'Courier New'" style:font-name-complex="Courier New" style:font-family-complex="'Courier New'"/>
    </style:style>
    <style:style style:name="T59" style:family="text">
      <style:text-properties style:font-name="Wingdings" fo:font-family="Wingdings"/>
    </style:style>
    <style:style style:name="T60" style:family="text">
      <style:text-properties style:font-name="Symbol" fo:font-family="Symbol"/>
    </style:style>
    <style:style style:name="T61" style:family="text">
      <style:text-properties style:font-name="Courier New" fo:font-family="'Courier New'" style:font-name-complex="Courier New" style:font-family-complex="'Courier New'"/>
    </style:style>
    <style:style style:name="T62" style:family="text">
      <style:text-properties style:font-name="Wingdings" fo:font-family="Wingdings"/>
    </style:style>
    <style:style style:name="T63" style:family="text">
      <style:text-properties style:font-name="Symbol" fo:font-family="Symbol"/>
    </style:style>
    <style:style style:name="T64" style:family="text">
      <style:text-properties style:font-name="Courier New" fo:font-family="'Courier New'" style:font-name-complex="Courier New" style:font-family-complex="'Courier New'"/>
    </style:style>
    <style:style style:name="T65" style:family="text">
      <style:text-properties style:font-name="Wingdings" fo:font-family="Wingdings"/>
    </style:style>
    <style:style style:name="T66" style:family="text"/>
    <style:style style:name="T67" style:family="text"/>
    <style:style style:name="T68" style:family="text"/>
    <style:style style:name="T69" style:family="text"/>
    <style:style style:name="T70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fo:background-color="transparent" draw:fill="none" draw:fill-color="#729fcf"/>
    </style:style>
    <style:style style:name="Graphics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T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T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1252in" fo:margin-left="1.742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1252in" fo:margin-left="3.242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37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1252in" fo:margin-left="4.74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T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8409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409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1252in" fo:margin-left="1.8409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3409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417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1252in" fo:margin-left="3.3417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8417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42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1252in" fo:margin-left="4.8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T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8409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409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1252in" fo:margin-left="1.8409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3409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417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1252in" fo:margin-left="3.3417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8417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42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1252in" fo:margin-left="4.8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T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8409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409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1252in" fo:margin-left="1.8409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3409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417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1252in" fo:margin-left="3.3417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8417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42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1252in" fo:margin-left="4.8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T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8409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409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1252in" fo:margin-left="1.8409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3409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417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1252in" fo:margin-left="3.3417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8417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42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1252in" fo:margin-left="4.8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T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8409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409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1252in" fo:margin-left="1.8409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3409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417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1252in" fo:margin-left="3.3417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8417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42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1252in" fo:margin-left="4.8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T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8409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409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1252in" fo:margin-left="1.8409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3409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417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1252in" fo:margin-left="3.3417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8417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42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1252in" fo:margin-left="4.8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T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008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008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T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008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T1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T12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T1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4" text:style-name="T1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5" text:style-name="T1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6" text:style-name="T1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7" text:style-name="T1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8" text:style-name="T1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9" text:style-name="T1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3.500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T2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T2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T2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4" text:style-name="T2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2in"/>
        </style:list-level-properties>
      </text:list-level-style-number>
      <text:list-level-style-number text:level="5" text:style-name="T2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2.75in"/>
        </style:list-level-properties>
      </text:list-level-style-number>
      <text:list-level-style-number text:level="6" text:style-name="T2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3.2508in"/>
        </style:list-level-properties>
      </text:list-level-style-number>
      <text:list-level-style-number text:level="7" text:style-name="T2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4in"/>
        </style:list-level-properties>
      </text:list-level-style-number>
      <text:list-level-style-number text:level="8" text:style-name="T2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4.5in"/>
        </style:list-level-properties>
      </text:list-level-style-number>
      <text:list-level-style-number text:level="9" text:style-name="T2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5.2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T29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T3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T3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4" text:style-name="T3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2in"/>
        </style:list-level-properties>
      </text:list-level-style-number>
      <text:list-level-style-number text:level="5" text:style-name="T3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2.75in"/>
        </style:list-level-properties>
      </text:list-level-style-number>
      <text:list-level-style-number text:level="6" text:style-name="T3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3.2508in"/>
        </style:list-level-properties>
      </text:list-level-style-number>
      <text:list-level-style-number text:level="7" text:style-name="T3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4in"/>
        </style:list-level-properties>
      </text:list-level-style-number>
      <text:list-level-style-number text:level="8" text:style-name="T3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4.5in"/>
        </style:list-level-properties>
      </text:list-level-style-number>
      <text:list-level-style-number text:level="9" text:style-name="T3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5.2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T38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T3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T4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4" text:style-name="T4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2in"/>
        </style:list-level-properties>
      </text:list-level-style-number>
      <text:list-level-style-number text:level="5" text:style-name="T4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2.75in"/>
        </style:list-level-properties>
      </text:list-level-style-number>
      <text:list-level-style-number text:level="6" text:style-name="T4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3.2508in"/>
        </style:list-level-properties>
      </text:list-level-style-number>
      <text:list-level-style-number text:level="7" text:style-name="T4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4in"/>
        </style:list-level-properties>
      </text:list-level-style-number>
      <text:list-level-style-number text:level="8" text:style-name="T4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4.5in"/>
        </style:list-level-properties>
      </text:list-level-style-number>
      <text:list-level-style-number text:level="9" text:style-name="T4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5.2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T4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1252in" fo:margin-left="1.4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9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1252in" fo:margin-left="2.9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4008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008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1252in" fo:margin-left="4.4016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T48" loext:num-list-format="%1%.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T4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3" text:style-name="T5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.3in"/>
        </style:list-level-properties>
      </text:list-level-style-number>
      <text:list-level-style-number text:level="4" text:style-name="T5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1.7in"/>
        </style:list-level-properties>
      </text:list-level-style-number>
      <text:list-level-style-number text:level="5" text:style-name="T5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2.35in"/>
        </style:list-level-properties>
      </text:list-level-style-number>
      <text:list-level-style-number text:level="6" text:style-name="T5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2.75in"/>
        </style:list-level-properties>
      </text:list-level-style-number>
      <text:list-level-style-number text:level="7" text:style-name="T5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3.4008in"/>
        </style:list-level-properties>
      </text:list-level-style-number>
      <text:list-level-style-number text:level="8" text:style-name="T5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3.8008in"/>
        </style:list-level-properties>
      </text:list-level-style-number>
      <text:list-level-style-number text:level="9" text:style-name="T5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4.4484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T57" loext:num-list-format="%1%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T58" loext:num-list-format="%2%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T59" loext:num-list-format="%3%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T60" loext:num-list-format="%4%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T61" loext:num-list-format="%5%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T62" loext:num-list-format="%6%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T63" loext:num-list-format="%7%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T64" loext:num-list-format="%8%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T65" loext:num-list-format="%9%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T6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008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T6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008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T6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008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T6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008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T7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008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paragraph-rsid="0018fa13"/>
    </style:style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in"/>
      </style:header-style>
      <style:footer-style>
        <style:header-footer-properties fo:min-height="0.4925in" fo:margin-left="0in" fo:margin-right="0in" fo:margin-top="0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Header"/>
      </style:header-first>
      <style:footer>
        <text:p text:style-name="MP1"><text:page-number text:select-page="current">0</text:page-number></text:p>
        <text:p text:style-name="Footer"/>
      </style:footer>
      <style:footer-first>
        <text:p text:style-name="Footer"/>
      </style:footer-first>
    </style:master-page>
    <style:master-page style:name="MasterPage2" style:page-layout-name="Mpm1" draw:style-name="Mdp1">
      <style:header>
        <text:p text:style-name="Header"/>
      </style:header>
      <style:header-first>
        <text:p text:style-name="Header"/>
      </style:header-first>
      <style:footer>
        <text:p text:style-name="MP2"><text:page-number text:select-page="current">28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  <meta:creation-date>2023-05-29T11:06:00Z</meta:creation-date>
    <dc:date>2023-12-07T16:59:45.167038821</dc:date>
    <meta:editing-duration>PT2H47M54S</meta:editing-duration>
    <meta:editing-cycles>9</meta:editing-cycles>
    <meta:document-statistic meta:table-count="0" meta:image-count="0" meta:object-count="0" meta:page-count="28" meta:paragraph-count="191" meta:word-count="4165" meta:character-count="35360" meta:non-whitespace-character-count="31348"/>
  </office:meta>
</office:document-meta>
</file>